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38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style:style style:name="ce1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1018" table:default-cell-style-name="Excel_20_Built-in_20_Normal"/>
        <table:table-row table:style-name="ro1">
          <table:table-cell office:value-type="float" office:value="1">
            <text:p>1</text:p>
          </table:table-cell>
          <table:table-cell office:value-type="string">
            <text:p>Нестеров Александр Александрович</text:p>
          </table:table-cell>
          <table:table-cell office:value-type="string">
            <text:p>+7 (926) 315397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84964c9-39b4-11e4-80bb-005056b497c0</text:p>
          </table:table-cell>
          <table:table-cell table:style-name="ce2"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Иванова Виктория Валентиновна</text:p>
          </table:table-cell>
          <table:table-cell office:value-type="string">
            <text:p>+7 (916) 802392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3f904fb-3e57-11e4-80bd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Иванычева Галина Николаевна</text:p>
          </table:table-cell>
          <table:table-cell office:value-type="string">
            <text:p>+7 (916) 0340322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32ddc352-4318-11e4-80bd-005056b497c0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Макаров Геннадий Борисович</text:p>
          </table:table-cell>
          <table:table-cell office:value-type="string">
            <text:p>+7 (903) 7909068</text:p>
          </table:table-cell>
          <table:table-cell office:value-type="string">
            <text:p>Яцунов Иван Валерьевич</text:p>
          </table:table-cell>
          <table:table-cell office:value-type="string">
            <text:p>2a823a7b-43ba-11e4-80bd-005056b497c0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Маркова Ольга Владимировна</text:p>
          </table:table-cell>
          <table:table-cell office:value-type="string">
            <text:p>+7 (916) 491162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64a8b86-43d1-11e4-80bd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ычков Александр Сергеевич</text:p>
          </table:table-cell>
          <table:table-cell office:value-type="string">
            <text:p>+7 (925) 867600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8a73535-4574-11e4-80c0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утылина Олеся Евгеньевна</text:p>
          </table:table-cell>
          <table:table-cell office:value-type="string">
            <text:p>+7 (985) 760701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8dcd2035-4888-11e4-80c1-005056b497c0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Гудин Сергей Анатольевич</text:p>
          </table:table-cell>
          <table:table-cell office:value-type="string">
            <text:p>+7 (906) 722244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3591b94-4bbd-11e4-80c2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Ласков Михаил Савельевич</text:p>
          </table:table-cell>
          <table:table-cell office:value-type="string">
            <text:p>+7 (926) 615753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e5b6aa6-4d54-11e4-80c2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Береговских Анна Николаевна</text:p>
          </table:table-cell>
          <table:table-cell office:value-type="string">
            <text:p>+7 (967) 1060833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2b6745c6-52a1-11e4-80c2-005056b497c0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Панькина Татьяна Анатольевна</text:p>
          </table:table-cell>
          <table:table-cell office:value-type="string">
            <text:p>+7 (965) 439411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ec2311c7-5823-11e4-80c3-005056b497c0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узнецов Василий Викторович</text:p>
          </table:table-cell>
          <table:table-cell office:value-type="string">
            <text:p>+7 (916) 0611020</text:p>
          </table:table-cell>
          <table:table-cell office:value-type="string">
            <text:p>Яцунов Иван Валерьевич</text:p>
          </table:table-cell>
          <table:table-cell office:value-type="string">
            <text:p>2d69f284-58f0-11e4-80c3-005056b497c0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Мажуга Юрий Андреевич</text:p>
          </table:table-cell>
          <table:table-cell office:value-type="string">
            <text:p>+7 (903) 7929157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056a1714-5c21-11e4-80c4-005056b497c0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Эльма-строй ООО</text:p>
          </table:table-cell>
          <table:table-cell office:value-type="string">
            <text:p>+7 (926) 4214014</text:p>
          </table:table-cell>
          <table:table-cell office:value-type="string">
            <text:p>Беликов Дмитрий Владимирович</text:p>
          </table:table-cell>
          <table:table-cell office:value-type="string">
            <text:p>1784d113-5e99-11e4-80c4-005056b497c0</text:p>
          </table:table-cell>
          <table:table-cell office:value-type="string">
            <text:p>e07c0c52-6c35-11e1-9bd4-001517ce2581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Домницкая Антонина Витальевна</text:p>
          </table:table-cell>
          <table:table-cell office:value-type="string">
            <text:p>+7 (985) 115411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36fe650-60d1-11e4-80c4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Брылев Павел Алексеевич</text:p>
          </table:table-cell>
          <table:table-cell office:value-type="string">
            <text:p>+7 (903) 186899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d842c8c-64d3-11e4-80c4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учкин Алексей Васильевич</text:p>
          </table:table-cell>
          <table:table-cell office:value-type="string">
            <text:p>+7 (916) 173991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9c33914-6739-11e4-80c4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Дракино СП265 уч. 314 Горячев Михаил Валерьевич</text:p>
          </table:table-cell>
          <table:table-cell office:value-type="string">
            <text:p>+7 (557) 266464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bfc95d8-6afb-11e4-80c6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Дракино СП265 уч. 313 Зеленов Роман Борисович</text:p>
          </table:table-cell>
          <table:table-cell office:value-type="string">
            <text:p>+7 (967) 266464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f50eea8-6b00-11e4-80c6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Шариков Вадим Валентинович</text:p>
          </table:table-cell>
          <table:table-cell office:value-type="string">
            <text:p>+7 (985) 9996343</text:p>
          </table:table-cell>
          <table:table-cell office:value-type="string">
            <text:p>Семенин Максим Борисович</text:p>
          </table:table-cell>
          <table:table-cell office:value-type="string">
            <text:p>d10c5cd8-700f-11e4-80c6-005056b497c0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Давыдов Игорь Михайлович /Давыдов Валентин Игоревич</text:p>
          </table:table-cell>
          <table:table-cell office:value-type="string">
            <text:p>+7 (965) 1899128</text:p>
          </table:table-cell>
          <table:table-cell office:value-type="string">
            <text:p>Харбедия Олег Валикович</text:p>
          </table:table-cell>
          <table:table-cell office:value-type="string">
            <text:p>d66b0c3c-754e-11e4-80c6-005056b497c0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Кайнов Дмитрий Владимирович</text:p>
          </table:table-cell>
          <table:table-cell office:value-type="string">
            <text:p>+7 (916) 145511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9ffc158-7607-11e4-80c6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Шаров Олег Петрович</text:p>
          </table:table-cell>
          <table:table-cell office:value-type="string">
            <text:p>+7 (916) 960231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8c30105-7616-11e4-80c6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Бурлакова Марина Геннадьевна</text:p>
          </table:table-cell>
          <table:table-cell office:value-type="string">
            <text:p>+7 (916) 7118999</text:p>
          </table:table-cell>
          <table:table-cell office:value-type="string">
            <text:p>Еципенков Евгений Викторович</text:p>
          </table:table-cell>
          <table:table-cell office:value-type="string">
            <text:p>59ab34c1-7940-11e4-80c6-005056b497c0</text:p>
          </table:table-cell>
          <table:table-cell office:value-type="string">
            <text:p>aa097a52-e104-11e9-8109-005056bc9ca9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онева Елена Витальевна</text:p>
          </table:table-cell>
          <table:table-cell office:value-type="string">
            <text:p>+7 (985) 727627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223da558-7b92-11e4-80c6-005056b497c0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оровин Евгений Анатольевич</text:p>
          </table:table-cell>
          <table:table-cell office:value-type="string">
            <text:p>+7 (903) 7771447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41322d9e-7d2b-11e4-80c6-005056b497c0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Макаров Юрий Игоревич</text:p>
          </table:table-cell>
          <table:table-cell office:value-type="string">
            <text:p>+7 (925) 777038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df42350-843d-11e4-80c6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Пряхина Ирина Вадимовна</text:p>
          </table:table-cell>
          <table:table-cell office:value-type="string">
            <text:p>+7 (916) 844276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f17513b-868f-11e4-80c6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Мужичков Андрей Викторович</text:p>
          </table:table-cell>
          <table:table-cell office:value-type="string">
            <text:p>+7 (926) 9037328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77edb3a2-8da6-11e4-80c6-005056b497c0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Рыченко Людмила Александровна</text:p>
          </table:table-cell>
          <table:table-cell office:value-type="string">
            <text:p>+7 (916) 6755367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256a24aa-9022-11e4-80c6-005056b497c0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Рожков Александр Александрович</text:p>
          </table:table-cell>
          <table:table-cell office:value-type="string">
            <text:p>+7 (967) 042808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270bb51-9575-11e4-80c8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Кондратов Петр Александрович</text:p>
          </table:table-cell>
          <table:table-cell office:value-type="string">
            <text:p>+7 (916) 551513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b5e3976-98b2-11e4-80c8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Гордымов Алексей Рудольфович</text:p>
          </table:table-cell>
          <table:table-cell office:value-type="string">
            <text:p>+7 (926) 828820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fce249d-a5f5-11e4-80c8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Мирзаянц Константин Юрьевич</text:p>
          </table:table-cell>
          <table:table-cell office:value-type="string">
            <text:p>+7 (925) 023724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2fdd73f-a79e-11e4-80c8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Никитин Никита Евгеньевич</text:p>
          </table:table-cell>
          <table:table-cell office:value-type="string">
            <text:p>+7 (985) 233494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3e3ca99-b135-11e4-80c8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Василевская Елена Сергеевна</text:p>
          </table:table-cell>
          <table:table-cell office:value-type="string">
            <text:p>+7 (925) 542061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cd2722e-b6a1-11e4-80c8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Гордиенко Вадим Николаевич</text:p>
          </table:table-cell>
          <table:table-cell office:value-type="string">
            <text:p>+7 (925) 507185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5ce3169-bc2b-11e4-80c9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Кондрашов Сергей Владимирович</text:p>
          </table:table-cell>
          <table:table-cell office:value-type="string">
            <text:p>+7 (916) 601692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07975bf-bf31-11e4-80c9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Апполонова Марина Викторовна</text:p>
          </table:table-cell>
          <table:table-cell office:value-type="string">
            <text:p>+7 (905) 5867940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8e3be274-bff0-11e4-80c9-005056b497c0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Бородай Алексей Александрович</text:p>
          </table:table-cell>
          <table:table-cell office:value-type="string">
            <text:p>+7 (967) 011954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5d8b579-c198-11e4-80c9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Алаев Александр Александрович</text:p>
          </table:table-cell>
          <table:table-cell office:value-type="string">
            <text:p>+7 (929) 939707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1bfc723-c6f0-11e4-80c9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Васильева Елена Юрьевна</text:p>
          </table:table-cell>
          <table:table-cell office:value-type="string">
            <text:p>+7 (916) 113479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92a97d6-cc9d-11e4-80c9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Марченко Иван Леонидович</text:p>
          </table:table-cell>
          <table:table-cell office:value-type="string">
            <text:p>+7 (906) 032243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94c6b5f-d073-11e4-80c9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Крохин Евгений Васильевич</text:p>
          </table:table-cell>
          <table:table-cell office:value-type="string">
            <text:p>+7 (962) 933368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24462a1-d919-11e4-80cb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Агеев Дмитрий Владимирович</text:p>
          </table:table-cell>
          <table:table-cell office:value-type="string">
            <text:p>+7 (985) 4159499</text:p>
          </table:table-cell>
          <table:table-cell office:value-type="string">
            <text:p>Яцунов Иван Валерьевич</text:p>
          </table:table-cell>
          <table:table-cell office:value-type="string">
            <text:p>cbee97d5-db6b-11e4-80cb-005056b497c0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Гаврилова Ольга Петровна</text:p>
          </table:table-cell>
          <table:table-cell office:value-type="string">
            <text:p>+7 (985) 227937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2a4f085-deb9-11e4-80cb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Галкина Наталья Дмитриевна</text:p>
          </table:table-cell>
          <table:table-cell office:value-type="string">
            <text:p>+7 (903) 244092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13901e4-e429-11e4-80cc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Савичева Елена Анатольевна</text:p>
          </table:table-cell>
          <table:table-cell office:value-type="string">
            <text:p>+7 (909) 636575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af580a7-e8fb-11e4-80cc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Зарицкий Сергей Владимирович</text:p>
          </table:table-cell>
          <table:table-cell office:value-type="string">
            <text:p>+7 (901) 5435335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90542110-ee7f-11e4-80cc-005056b497c0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Медведев Дмитрий Николаевич</text:p>
          </table:table-cell>
          <table:table-cell office:value-type="string">
            <text:p>+7 (910) 4001188</text:p>
          </table:table-cell>
          <table:table-cell office:value-type="string">
            <text:p>Семенин Максим Борисович</text:p>
          </table:table-cell>
          <table:table-cell office:value-type="string">
            <text:p>55113f2c-f2f8-11e4-80cc-005056b497c0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Кизимов Максим Николаевич</text:p>
          </table:table-cell>
          <table:table-cell office:value-type="string">
            <text:p>+7 (915) 786469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fc4e10c-fae1-11e4-80cc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Шевченко Тарас Викторович</text:p>
          </table:table-cell>
          <table:table-cell office:value-type="string">
            <text:p>+7 (916) 0028543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cda7e71a-0cf8-11e5-80cf-005056b497c0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Панина Светлана Владимировна</text:p>
          </table:table-cell>
          <table:table-cell office:value-type="string">
            <text:p>+7 (903) 7228811</text:p>
          </table:table-cell>
          <table:table-cell office:value-type="string">
            <text:p>Харбедия Олег Валикович</text:p>
          </table:table-cell>
          <table:table-cell office:value-type="string">
            <text:p>83fbd802-0e70-11e5-80cf-005056b497c0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Семенов Иван Александрович</text:p>
          </table:table-cell>
          <table:table-cell office:value-type="string">
            <text:p>+7 (926) 3451616</text:p>
          </table:table-cell>
          <table:table-cell office:value-type="string">
            <text:p>Харбедия Олег Валикович</text:p>
          </table:table-cell>
          <table:table-cell office:value-type="string">
            <text:p>8961ec92-0e7a-11e5-80cf-005056b497c0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Мигаль Александр Валерьевич</text:p>
          </table:table-cell>
          <table:table-cell office:value-type="string">
            <text:p>+7 (916) 210978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e3d4c9c-13ed-11e5-80cf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Илюхина Елена Дмитриевна</text:p>
          </table:table-cell>
          <table:table-cell office:value-type="string">
            <text:p>+7 (909) 989911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2076a23-1ff2-11e5-80d0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МРОФ "НАЧИНАНИЕ"</text:p>
          </table:table-cell>
          <table:table-cell office:value-type="string">
            <text:p>+7 (910) 445668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7a67f6e-2093-11e5-80d0-005056b497c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Нейман Игорь Майорович</text:p>
          </table:table-cell>
          <table:table-cell office:value-type="string">
            <text:p>+7 (926) 9639329</text:p>
          </table:table-cell>
          <table:table-cell office:value-type="string">
            <text:p>Зайцев Евгений Сергеевич</text:p>
          </table:table-cell>
          <table:table-cell office:value-type="string">
            <text:p>ea983389-24a9-11e5-80d0-005056b497c0</text:p>
          </table:table-cell>
          <table:table-cell office:value-type="string">
            <text:p>f9c55afd-1af0-11e9-8106-005056bc9ca9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Мигалин Алексей Анатольевич</text:p>
          </table:table-cell>
          <table:table-cell office:value-type="string">
            <text:p>+7 (903) 796222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29b3fc4-2d53-11e5-80d3-005056bccfc6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Осипов Виталий Викторович</text:p>
          </table:table-cell>
          <table:table-cell office:value-type="string">
            <text:p>+7 (915) 133545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47e8071-35c4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Варламов Александр Николаевич</text:p>
          </table:table-cell>
          <table:table-cell office:value-type="string">
            <text:p>+7 (925) 506725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2104368-35fc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Черный Андрей Андреевич</text:p>
          </table:table-cell>
          <table:table-cell office:value-type="string">
            <text:p>+7 (903) 167710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23bb327-3618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Центрстрой</text:p>
          </table:table-cell>
          <table:table-cell office:value-type="string">
            <text:p>+7 (916) 8818222</text:p>
          </table:table-cell>
          <table:table-cell office:value-type="string">
            <text:p>Петрова Ксения Борисовна</text:p>
          </table:table-cell>
          <table:table-cell office:value-type="string">
            <text:p>1ced428b-369a-11e5-80da-005056bc9ca9</text:p>
          </table:table-cell>
          <table:table-cell office:value-type="string">
            <text:p>0d282df4-6eeb-11e4-80c6-005056b497c0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Белянин Андрей Игоревич</text:p>
          </table:table-cell>
          <table:table-cell office:value-type="string">
            <text:p>+7 (967) 1378066</text:p>
          </table:table-cell>
          <table:table-cell office:value-type="string">
            <text:p>Семенин Максим Борисович</text:p>
          </table:table-cell>
          <table:table-cell office:value-type="string">
            <text:p>d3f47843-3a72-11e5-80da-005056bc9ca9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Рахубо Светлана Александровна</text:p>
          </table:table-cell>
          <table:table-cell office:value-type="string">
            <text:p>+7 (985) 4466033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1a77ecb7-4761-11e5-80da-005056bc9ca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Фатеев Иван Викторович</text:p>
          </table:table-cell>
          <table:table-cell office:value-type="string">
            <text:p>+7 (909) 689529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8d966c3-4b0a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Гришанова Светлана Валентиновна</text:p>
          </table:table-cell>
          <table:table-cell office:value-type="string">
            <text:p>+7 (915) 1100778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7cf2f3f7-4b0b-11e5-80da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Петров Владимир Владимирович</text:p>
          </table:table-cell>
          <table:table-cell office:value-type="string">
            <text:p>+7 (916) 676850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7d3292c-4c83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Матюнина Инна Александровна</text:p>
          </table:table-cell>
          <table:table-cell office:value-type="string">
            <text:p>+7 (903) 737806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40313c5-4e2b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Юнусова Динара Абдульберовна</text:p>
          </table:table-cell>
          <table:table-cell office:value-type="string">
            <text:p>+7 (926) 537994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e4d6e55-4e49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Лавров Александр Владимирович</text:p>
          </table:table-cell>
          <table:table-cell office:value-type="string">
            <text:p>+7 (903) 6166832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a40e0c9f-5543-11e5-80da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Товбейн Евгения Давидовна</text:p>
          </table:table-cell>
          <table:table-cell office:value-type="string">
            <text:p>+7 (903) 2279100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53824a99-56c5-11e5-80da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Шпаковская Татьяна Федоровна</text:p>
          </table:table-cell>
          <table:table-cell office:value-type="string">
            <text:p>+7 (962) 9605689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ae32ae08-5c53-11e5-80da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Евдокимов Игорь Игоревич</text:p>
          </table:table-cell>
          <table:table-cell office:value-type="string">
            <text:p>+7 (987) 7674923</text:p>
          </table:table-cell>
          <table:table-cell office:value-type="string">
            <text:p>Яцунов Иван Валерьевич</text:p>
          </table:table-cell>
          <table:table-cell office:value-type="string">
            <text:p>c133c96e-5ebd-11e5-80da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Прохоров Сергей Аркадьевич</text:p>
          </table:table-cell>
          <table:table-cell office:value-type="string">
            <text:p>+7 (910) 787638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9c70ce2-65f0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Подрезенков Георгий Борисович</text:p>
          </table:table-cell>
          <table:table-cell office:value-type="string">
            <text:p>+7 (903) 202222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81ff2c4-66a1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Пирогова Анастасия Владимировна</text:p>
          </table:table-cell>
          <table:table-cell office:value-type="string">
            <text:p>+7 (903) 7372122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4431a4e7-727b-11e5-80da-005056bc9ca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Людвик Дмитрий Сергеевич</text:p>
          </table:table-cell>
          <table:table-cell office:value-type="string">
            <text:p>+7 (926) 605377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b8c0425-734e-11e5-80d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Семенов Юрий Михайлович</text:p>
          </table:table-cell>
          <table:table-cell office:value-type="string">
            <text:p>+7 (980) 562037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8223866-86c3-11e5-80db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Печенежский Олег Вадимович</text:p>
          </table:table-cell>
          <table:table-cell office:value-type="string">
            <text:p>+7 (919) 768777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5cf76f8-894f-11e5-80db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Бородина Татьяна Александровна</text:p>
          </table:table-cell>
          <table:table-cell office:value-type="string">
            <text:p>+7 (903) 7803558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5d7713e4-9362-11e5-80db-005056bc9ca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Липскеров Алексей Михайлович</text:p>
          </table:table-cell>
          <table:table-cell office:value-type="string">
            <text:p>+7 (903) 9681210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b75b5d3c-9424-11e5-80db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Игнатов Юрий Вячеславович</text:p>
          </table:table-cell>
          <table:table-cell office:value-type="string">
            <text:p>+7 (916) 264576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c596a2c-9428-11e5-80db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Медников Олег Альбертович</text:p>
          </table:table-cell>
          <table:table-cell office:value-type="string">
            <text:p>+7 (909) 908078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965bd42-9823-11e5-80db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Кузин Константин Владимирович</text:p>
          </table:table-cell>
          <table:table-cell office:value-type="string">
            <text:p>+7 (985) 767553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a2529aa-9b4a-11e5-80db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Кукушкина Елена Николаевна</text:p>
          </table:table-cell>
          <table:table-cell office:value-type="string">
            <text:p>+7 (985) 385042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cfcc852-9be7-11e5-80db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Викторов Виктор Михайлович</text:p>
          </table:table-cell>
          <table:table-cell office:value-type="string">
            <text:p>+7 (916) 695967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c710dd3-9f49-11e5-80db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Матюшкин Сергей Алексеевич</text:p>
          </table:table-cell>
          <table:table-cell office:value-type="string">
            <text:p>+7 (925) 095958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c58b940-c1a0-11e5-80e1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Лозанский Станислав Борисович</text:p>
          </table:table-cell>
          <table:table-cell office:value-type="string">
            <text:p>+7 (916) 776206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4ebdeea-c2b4-11e5-80e1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Иванов Вячеслав Эдуардович</text:p>
          </table:table-cell>
          <table:table-cell office:value-type="string">
            <text:p>+7 (977) 866272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16b5b19-c7e6-11e5-80e2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Косенко Сергей Викторович</text:p>
          </table:table-cell>
          <table:table-cell office:value-type="string">
            <text:p>+7 (903) 623956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f5d79b2-c991-11e5-80e2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Французова Маргарита Алексеевна</text:p>
          </table:table-cell>
          <table:table-cell office:value-type="string">
            <text:p>+7 (960) 0687545</text:p>
          </table:table-cell>
          <table:table-cell office:value-type="string">
            <text:p>Яцунов Иван Валерьевич</text:p>
          </table:table-cell>
          <table:table-cell office:value-type="string">
            <text:p>1ec46782-cbd1-11e5-80e3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Голованов Игорь Сергеевич</text:p>
          </table:table-cell>
          <table:table-cell office:value-type="string">
            <text:p>+7 (926) 1206277</text:p>
          </table:table-cell>
          <table:table-cell office:value-type="string">
            <text:p>Семенин Максим Борисович</text:p>
          </table:table-cell>
          <table:table-cell office:value-type="string">
            <text:p>500a9be1-cc08-11e5-80e3-005056bc9ca9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Спецстроймонтаж</text:p>
          </table:table-cell>
          <table:table-cell office:value-type="string">
            <text:p>+7 (495) 6406086</text:p>
          </table:table-cell>
          <table:table-cell office:value-type="string">
            <text:p>Яцунов Иван Валерьевич</text:p>
          </table:table-cell>
          <table:table-cell office:value-type="string">
            <text:p>fcdad42c-cfff-11e5-80e3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Думчева Татьяна Александровна</text:p>
          </table:table-cell>
          <table:table-cell office:value-type="string">
            <text:p>+7 (963) 758828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1c0e610-de15-11e5-80e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Уткин Валерий Леонидович</text:p>
          </table:table-cell>
          <table:table-cell office:value-type="string">
            <text:p>+7 (916) 518939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bf15343-df94-11e5-80e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Яковлев Вадим Дмитриевич</text:p>
          </table:table-cell>
          <table:table-cell office:value-type="string">
            <text:p>+7 (937) 7980000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f44ab8c5-eb77-11e5-80e3-005056bc9ca9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ТЕХНОЭЛЕКТРО ООО</text:p>
          </table:table-cell>
          <table:table-cell office:value-type="string">
            <text:p>+7 (495) 5438641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351e25c7-eb7e-11e5-80e3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Малютин Сергей Александрович</text:p>
          </table:table-cell>
          <table:table-cell office:value-type="string">
            <text:p>+7 (985) 2407373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b56e0902-ef74-11e5-80e3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Сопун Светлана Ивановна</text:p>
          </table:table-cell>
          <table:table-cell office:value-type="string">
            <text:p>+7 (926) 0201272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0d5feb73-f027-11e5-80e3-005056bc9ca9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Бойчевский Сергей Анатольевич</text:p>
          </table:table-cell>
          <table:table-cell office:value-type="string">
            <text:p>+7 (912) 995770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23ff9ca-f718-11e5-80e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Дерунова Ольга Валерьевна</text:p>
          </table:table-cell>
          <table:table-cell office:value-type="string">
            <text:p>+7 (903) 772746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1037067-f719-11e5-80e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Архипова Мария Олеговна</text:p>
          </table:table-cell>
          <table:table-cell office:value-type="string">
            <text:p>+7 (916) 162645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811c322-f995-11e5-80e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Сараев Александр Владимирович</text:p>
          </table:table-cell>
          <table:table-cell office:value-type="string">
            <text:p>+7 (906) 055500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c312da5-fe2c-11e5-80e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Колоденков Евгений Львович</text:p>
          </table:table-cell>
          <table:table-cell office:value-type="string">
            <text:p>+7 (925) 502332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8f7d8f0-fe58-11e5-80e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Колор Стандарт Сервис</text:p>
          </table:table-cell>
          <table:table-cell office:value-type="string">
            <text:p>+7 (499) 346028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9195138-02cc-11e6-80e5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Корнева Елена Викторовна</text:p>
          </table:table-cell>
          <table:table-cell office:value-type="string">
            <text:p>+7 (916) 213922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4009ca6-06d3-11e6-80e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Лукичев Андрей Юрьевич</text:p>
          </table:table-cell>
          <table:table-cell office:value-type="string">
            <text:p>+7 (916) 121617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6bac752-092e-11e6-80e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Дмитриев Виктор Федорович</text:p>
          </table:table-cell>
          <table:table-cell office:value-type="string">
            <text:p>+7 (960) 1061592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112f40a8-094e-11e6-80e7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Вятченкова Светлана Юрьевна</text:p>
          </table:table-cell>
          <table:table-cell office:value-type="string">
            <text:p>+7 (916) 5900757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cb7ec984-09ef-11e6-80e7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Колесников Андрей Анатольевич</text:p>
          </table:table-cell>
          <table:table-cell office:value-type="string">
            <text:p>+7 (917) 468168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beebde7-0b82-11e6-80e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Кальченко Олег Владимирович</text:p>
          </table:table-cell>
          <table:table-cell office:value-type="string">
            <text:p>+7 (926) 2711232</text:p>
          </table:table-cell>
          <table:table-cell office:value-type="string">
            <text:p>Зайцев Евгений Сергеевич</text:p>
          </table:table-cell>
          <table:table-cell office:value-type="string">
            <text:p>5608e241-1136-11e6-80e8-005056bc9ca9</text:p>
          </table:table-cell>
          <table:table-cell office:value-type="string">
            <text:p>f9c55afd-1af0-11e9-8106-005056bc9ca9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Беклемишев Дмитрий Алексеевич</text:p>
          </table:table-cell>
          <table:table-cell office:value-type="string">
            <text:p>+7 (916) 826442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db68f2f-184b-11e6-80e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Козлов Владислав Александрович</text:p>
          </table:table-cell>
          <table:table-cell office:value-type="string">
            <text:p>+7 (985) 229316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0f9f008-2256-11e6-80e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Титов Игорь Сергеевич (ОФТ Компьютерс)</text:p>
          </table:table-cell>
          <table:table-cell office:value-type="string">
            <text:p>+7 (916) 242026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61646b7-2408-11e6-80e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Беденко Татьяна Николаевна</text:p>
          </table:table-cell>
          <table:table-cell office:value-type="string">
            <text:p>+7 (938) 134826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4ddb04d-2739-11e6-80e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Огневский Андрей Викторович</text:p>
          </table:table-cell>
          <table:table-cell office:value-type="string">
            <text:p>+7 (985) 764162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cfff6b3-2c8f-11e6-80e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Пеший Алексей Иванович</text:p>
          </table:table-cell>
          <table:table-cell office:value-type="string">
            <text:p>+7 (926) 0120458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444ee928-2d65-11e6-80e8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Мартысюк Ирина Сергеевна</text:p>
          </table:table-cell>
          <table:table-cell office:value-type="string">
            <text:p>+7 (926) 2001112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8ebcce60-3148-11e6-80e8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Донская Юлия Борисовна</text:p>
          </table:table-cell>
          <table:table-cell office:value-type="string">
            <text:p>+7 (903) 563021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be9c426-36dc-11e6-80e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Минеев Михаил Сергеевич</text:p>
          </table:table-cell>
          <table:table-cell office:value-type="string">
            <text:p>+7 (915) 8203060</text:p>
          </table:table-cell>
          <table:table-cell office:value-type="string">
            <text:p>Семенин Максим Борисович</text:p>
          </table:table-cell>
          <table:table-cell office:value-type="string">
            <text:p>bcb9599d-3872-11e6-80e8-005056bc9ca9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Тарасов Евгений Владимирович</text:p>
          </table:table-cell>
          <table:table-cell office:value-type="string">
            <text:p>+7 (965) 445702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e074d85-39e7-11e6-80e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Кузьмина Маргарита Геннадиевна</text:p>
          </table:table-cell>
          <table:table-cell office:value-type="string">
            <text:p>+7 (903) 1201021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a955ed24-3a05-11e6-80e8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Аверина Елена Васильевна</text:p>
          </table:table-cell>
          <table:table-cell office:value-type="string">
            <text:p>+7 (916) 441432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955ed26-3a05-11e6-80e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Хон Илексей</text:p>
          </table:table-cell>
          <table:table-cell office:value-type="string">
            <text:p>+7 (926) 764254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d257928-3c45-11e6-80e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Сафонов Александр Анатольевич</text:p>
          </table:table-cell>
          <table:table-cell office:value-type="string">
            <text:p>+7 (965) 199474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4fd1660-4043-11e6-80e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Дьяков Андрей Александрович</text:p>
          </table:table-cell>
          <table:table-cell office:value-type="string">
            <text:p>+7 (916) 596544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a19660f-4a7c-11e6-80e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Кимлык Наталья Андреевна</text:p>
          </table:table-cell>
          <table:table-cell office:value-type="string">
            <text:p>+7 (963) 7211191</text:p>
          </table:table-cell>
          <table:table-cell office:value-type="string">
            <text:p>Харбедия Олег Валикович</text:p>
          </table:table-cell>
          <table:table-cell office:value-type="string">
            <text:p>66757534-50ce-11e6-80e9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Гуськова Яна Юрьевна</text:p>
          </table:table-cell>
          <table:table-cell office:value-type="string">
            <text:p>+7 (916) 584018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afec0ea-54b4-11e6-80e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Коньшин Сергей Николаевич</text:p>
          </table:table-cell>
          <table:table-cell office:value-type="string">
            <text:p>+7 (910) 416484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54527f6-5d7b-11e6-80ea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Пущин Константин Николаевич</text:p>
          </table:table-cell>
          <table:table-cell office:value-type="string">
            <text:p>+7 (926) 874290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1166df1-63b5-11e6-80ec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Зинатулин Ленар Фаридович</text:p>
          </table:table-cell>
          <table:table-cell office:value-type="string">
            <text:p>+7 (985) 7743073</text:p>
          </table:table-cell>
          <table:table-cell office:value-type="string">
            <text:p>Харбедия Олег Валикович</text:p>
          </table:table-cell>
          <table:table-cell office:value-type="string">
            <text:p>5d937dd8-7403-11e6-80ee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Архангельский Глеб Алексеевич</text:p>
          </table:table-cell>
          <table:table-cell office:value-type="string">
            <text:p>+7 (985) 411194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e7090fc-7c27-11e6-80ee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Каленсков Дмитрий Юрьевич</text:p>
          </table:table-cell>
          <table:table-cell office:value-type="string">
            <text:p>+7 (916) 4331915</text:p>
          </table:table-cell>
          <table:table-cell office:value-type="string">
            <text:p>Харбедия Олег Валикович</text:p>
          </table:table-cell>
          <table:table-cell office:value-type="string">
            <text:p>62066c82-8ad7-11e6-80ee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Евроантикор ООО</text:p>
          </table:table-cell>
          <table:table-cell office:value-type="string">
            <text:p>+7 (495) 9332321</text:p>
          </table:table-cell>
          <table:table-cell office:value-type="string">
            <text:p>Семенин Максим Борисович</text:p>
          </table:table-cell>
          <table:table-cell office:value-type="string">
            <text:p>55e5aa95-8be6-11e6-80ee-005056bc9ca9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Мокин Егор Сергеевич</text:p>
          </table:table-cell>
          <table:table-cell office:value-type="string">
            <text:p>+7 (967) 2305312</text:p>
          </table:table-cell>
          <table:table-cell office:value-type="string">
            <text:p>Яцунов Иван Валерьевич</text:p>
          </table:table-cell>
          <table:table-cell office:value-type="string">
            <text:p>636a1556-9097-11e6-80ee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Медведев Олег Борисович</text:p>
          </table:table-cell>
          <table:table-cell office:value-type="string">
            <text:p>+7 (985) 6433452</text:p>
          </table:table-cell>
          <table:table-cell office:value-type="string">
            <text:p>Харбедия Олег Валикович</text:p>
          </table:table-cell>
          <table:table-cell office:value-type="string">
            <text:p>aaad236b-916a-11e6-80ee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Зленко Владимир Александрович</text:p>
          </table:table-cell>
          <table:table-cell office:value-type="string">
            <text:p>+7 (910) 458396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e586a93-9f7e-11e6-80ee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Мамбиш Сергей Ефимович</text:p>
          </table:table-cell>
          <table:table-cell office:value-type="string">
            <text:p>+7 (916) 394650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1380688-beb1-11e6-80f0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Губарев Егор Викторович</text:p>
          </table:table-cell>
          <table:table-cell office:value-type="string">
            <text:p>+7 (926) 3753950</text:p>
          </table:table-cell>
          <table:table-cell office:value-type="string">
            <text:p>Харбедия Олег Валикович</text:p>
          </table:table-cell>
          <table:table-cell office:value-type="string">
            <text:p>ad25d701-bf8f-11e6-80f0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Бондарь Екатерина Владимировна</text:p>
          </table:table-cell>
          <table:table-cell office:value-type="string">
            <text:p>+7 (921) 9995509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4c299ef8-c133-11e6-80f0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Сасалин Владимир Александрович</text:p>
          </table:table-cell>
          <table:table-cell office:value-type="string">
            <text:p>+7 (921) 7471720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26f74a99-c2b5-11e6-80f0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Бодрова Марина Олеговна</text:p>
          </table:table-cell>
          <table:table-cell office:value-type="string">
            <text:p>+7 (910) 423956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120afc8-db25-11e6-80f2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ТОО Resort.kz</text:p>
          </table:table-cell>
          <table:table-cell office:value-type="string">
            <text:p>+7 (777) 7025317</text:p>
          </table:table-cell>
          <table:table-cell office:value-type="string">
            <text:p>Харбедия Олег Валикович</text:p>
          </table:table-cell>
          <table:table-cell office:value-type="string">
            <text:p>e0d6514a-dd7b-11e6-80f2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Ниссельсон Евгений Александрович</text:p>
          </table:table-cell>
          <table:table-cell office:value-type="string">
            <text:p>+7 (926) 2074977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3c640bae-dfa8-11e6-80f2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Кутейникова Лина Владимировна</text:p>
          </table:table-cell>
          <table:table-cell office:value-type="string">
            <text:p>+7 (903) 130300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bb675bf-e7a6-11e6-80f2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Орловский Евгений Витальевич</text:p>
          </table:table-cell>
          <table:table-cell office:value-type="string">
            <text:p>+7 (964) 536471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ee159ae-edff-11e6-80f3-e669f7e607e5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Петровская Елена Владимировна</text:p>
          </table:table-cell>
          <table:table-cell office:value-type="string">
            <text:p>+7 (916) 871758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f2110b8-f06b-11e6-80f3-e669f7e607e5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Рязанцева Светлана Валериевна</text:p>
          </table:table-cell>
          <table:table-cell office:value-type="string">
            <text:p>+7 (903) 6288089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3f541f51-f75a-11e6-80f3-e669f7e607e5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Баскаков Андрей Павлович</text:p>
          </table:table-cell>
          <table:table-cell office:value-type="string">
            <text:p>+7 (985) 767671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4290812-f836-11e6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Гунина Татьяна Петровна</text:p>
          </table:table-cell>
          <table:table-cell office:value-type="string">
            <text:p>+7 (916) 684215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c9e2805-fcc9-11e6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Тарарашкин Максим Валентинович</text:p>
          </table:table-cell>
          <table:table-cell office:value-type="string">
            <text:p>+7 (916) 685758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a57235a-fdbe-11e6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Велес-Строй</text:p>
          </table:table-cell>
          <table:table-cell office:value-type="string">
            <text:p>+7 (963) 6806151</text:p>
          </table:table-cell>
          <table:table-cell office:value-type="string">
            <text:p>Яцунов Иван Валерьевич</text:p>
          </table:table-cell>
          <table:table-cell office:value-type="string">
            <text:p>d15a3c3d-fe7f-11e6-80f4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Чахава Оксана Анатольевна</text:p>
          </table:table-cell>
          <table:table-cell office:value-type="string">
            <text:p>+7 (963) 6442917</text:p>
          </table:table-cell>
          <table:table-cell office:value-type="string">
            <text:p>Харбедия Олег Валикович</text:p>
          </table:table-cell>
          <table:table-cell office:value-type="string">
            <text:p>59111244-ff3f-11e6-80f4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Лазарев Андрей Геннадьевич</text:p>
          </table:table-cell>
          <table:table-cell office:value-type="string">
            <text:p>+7 (985) 9229594</text:p>
          </table:table-cell>
          <table:table-cell office:value-type="string">
            <text:p>Харбедия Олег Валикович</text:p>
          </table:table-cell>
          <table:table-cell office:value-type="string">
            <text:p>cf8724e0-ffea-11e6-80f4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Переведенцева Елена Станиславовна</text:p>
          </table:table-cell>
          <table:table-cell office:value-type="string">
            <text:p>+7 (915) 0016446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fb66131e-0278-11e7-80f4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Окуджава Булат Шалвович</text:p>
          </table:table-cell>
          <table:table-cell office:value-type="string">
            <text:p>+7 (910) 323292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209a334-027f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Маркин Дмитрий Михайлович</text:p>
          </table:table-cell>
          <table:table-cell office:value-type="string">
            <text:p>+7 (915) 0969450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c3ff38cc-0307-11e7-80f4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Соленый Николай Николаевич</text:p>
          </table:table-cell>
          <table:table-cell office:value-type="string">
            <text:p>+7 (926) 623550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677d138-05a0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Бурлака Максим Андреевич</text:p>
          </table:table-cell>
          <table:table-cell office:value-type="string">
            <text:p>+7 (905) 7008794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2fe128c1-07bb-11e7-80f4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Бараш Юлия Евгеньевна</text:p>
          </table:table-cell>
          <table:table-cell office:value-type="string">
            <text:p>+7 (916) 9354637</text:p>
          </table:table-cell>
          <table:table-cell office:value-type="string">
            <text:p>Жулин Павел Андреевич</text:p>
          </table:table-cell>
          <table:table-cell office:value-type="string">
            <text:p>58ba3e46-089c-11e7-80f4-005056bc9ca9</text:p>
          </table:table-cell>
          <table:table-cell office:value-type="string">
            <text:p>ae3ab0c8-a647-11ea-810a-005056bc9ca9</text:p>
          </table:table-cell>
          <table:table-cell table:number-columns-repeated="1018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Шеленков Сергей Николаевич</text:p>
          </table:table-cell>
          <table:table-cell office:value-type="string">
            <text:p>+7 (916) 012334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4f1a35d-08a2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Селявко Игорь Александрович</text:p>
          </table:table-cell>
          <table:table-cell office:value-type="string">
            <text:p>+7 (925) 871500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10e9832-08b4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Юшков Алексей Владимирович</text:p>
          </table:table-cell>
          <table:table-cell office:value-type="string">
            <text:p>+7 (916) 5187789</text:p>
          </table:table-cell>
          <table:table-cell office:value-type="string">
            <text:p>Силаев Алексей Николаевич</text:p>
          </table:table-cell>
          <table:table-cell office:value-type="string">
            <text:p>7d061067-0afe-11e7-80f4-005056bc9ca9</text:p>
          </table:table-cell>
          <table:table-cell office:value-type="string">
            <text:p>8dd862a7-d898-11e6-80f2-005056bc9ca9</text:p>
          </table:table-cell>
          <table:table-cell table:number-columns-repeated="1018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Шумский Александр Сергеевич</text:p>
          </table:table-cell>
          <table:table-cell office:value-type="string">
            <text:p>+7 (985) 2740634</text:p>
          </table:table-cell>
          <table:table-cell office:value-type="string">
            <text:p>Харбедия Олег Валикович</text:p>
          </table:table-cell>
          <table:table-cell office:value-type="string">
            <text:p>6058d868-0c7d-11e7-80f4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Андреев Артемий Викторович</text:p>
          </table:table-cell>
          <table:table-cell office:value-type="string">
            <text:p>+7 (925) 2822140</text:p>
          </table:table-cell>
          <table:table-cell office:value-type="string">
            <text:p>Харбедия Олег Валикович</text:p>
          </table:table-cell>
          <table:table-cell office:value-type="string">
            <text:p>b458f83a-0d67-11e7-80f4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Самодурова Наталья Владимировна</text:p>
          </table:table-cell>
          <table:table-cell office:value-type="string">
            <text:p>+7 (964) 562144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95bd2c3-0d82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Кузнецов Алексей Игоревич</text:p>
          </table:table-cell>
          <table:table-cell office:value-type="string">
            <text:p>+7 (909) 162441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f4ec797-1203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Демирбаш Гюрсел</text:p>
          </table:table-cell>
          <table:table-cell office:value-type="string">
            <text:p>+7 (925) 358598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c38167f-121a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Бессонова Светнана Викторовна</text:p>
          </table:table-cell>
          <table:table-cell office:value-type="string">
            <text:p>+7 (914) 787048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b281052-15f2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Мелкумов Роман Александрович</text:p>
          </table:table-cell>
          <table:table-cell office:value-type="string">
            <text:p>+7 (916) 999799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3d53b37-1607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Цацаев Джамалайл Абасович</text:p>
          </table:table-cell>
          <table:table-cell office:value-type="string">
            <text:p>+7 (925) 465784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7ca9fa2-178c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Хлякин Алексей Игоревич</text:p>
          </table:table-cell>
          <table:table-cell office:value-type="string">
            <text:p>+7 (916) 539677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02b7ff3-1adf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Леонычев Виктор Альгертович</text:p>
          </table:table-cell>
          <table:table-cell office:value-type="string">
            <text:p>+7 (903) 9618908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874d691e-1eb8-11e7-80f4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Меркулов Александр Анатольевич</text:p>
          </table:table-cell>
          <table:table-cell office:value-type="string">
            <text:p>+7 (964) 7775599</text:p>
          </table:table-cell>
          <table:table-cell/>
          <table:table-cell office:value-type="string">
            <text:p>062f715c-236b-11e7-80f4-005056bc9ca9</text:p>
          </table:table-cell>
          <table:table-cell office:value-type="string">
            <text:p>00000000-0000-0000-0000-000000000000</text:p>
          </table:table-cell>
          <table:table-cell table:number-columns-repeated="1018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Гариков Денис Игоревич</text:p>
          </table:table-cell>
          <table:table-cell office:value-type="string">
            <text:p>+7 (903) 160005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cdf9f2e-2427-11e7-80f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Романов Антон Николаевич</text:p>
          </table:table-cell>
          <table:table-cell office:value-type="string">
            <text:p>+7 (916) 3599534</text:p>
          </table:table-cell>
          <table:table-cell/>
          <table:table-cell office:value-type="string">
            <text:p>454e003f-2518-11e7-80f4-005056bc9ca9</text:p>
          </table:table-cell>
          <table:table-cell office:value-type="string">
            <text:p>00000000-0000-0000-0000-000000000000</text:p>
          </table:table-cell>
          <table:table-cell table:number-columns-repeated="1018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Шпагина Анастасия Валерьевна</text:p>
          </table:table-cell>
          <table:table-cell office:value-type="string">
            <text:p>+7 (926) 4124960</text:p>
          </table:table-cell>
          <table:table-cell office:value-type="string">
            <text:p>Силаев Алексей Николаевич</text:p>
          </table:table-cell>
          <table:table-cell office:value-type="string">
            <text:p>2f4ee0b8-2b3f-11e7-80f6-005056bc9ca9</text:p>
          </table:table-cell>
          <table:table-cell office:value-type="string">
            <text:p>8dd862a7-d898-11e6-80f2-005056bc9ca9</text:p>
          </table:table-cell>
          <table:table-cell table:number-columns-repeated="1018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Манжа Марина Вадимовна</text:p>
          </table:table-cell>
          <table:table-cell office:value-type="string">
            <text:p>+7 (903) 2313342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d9720261-2ce9-11e7-80f6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Пихтовникова Ирина Васильевна</text:p>
          </table:table-cell>
          <table:table-cell office:value-type="string">
            <text:p>+7 (906) 092265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c44becc-316b-11e7-80f6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Носовицкий Даниель Георгиевич</text:p>
          </table:table-cell>
          <table:table-cell office:value-type="string">
            <text:p>+7 (925) 740310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871f38d-31a8-11e7-80f6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Шляпков Александр Анатольевич</text:p>
          </table:table-cell>
          <table:table-cell office:value-type="string">
            <text:p>+7 (916) 5895289</text:p>
          </table:table-cell>
          <table:table-cell office:value-type="string">
            <text:p>Семенин Максим Борисович</text:p>
          </table:table-cell>
          <table:table-cell office:value-type="string">
            <text:p>49515d49-3629-11e7-80f6-005056bc9ca9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Чубуков Дмитрий Валентинович</text:p>
          </table:table-cell>
          <table:table-cell office:value-type="string">
            <text:p>+7 (926) 3329697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0ea87b44-3949-11e7-80f6-005056bc9ca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ООО «СПЕЦТЕХПОСТАВКА»</text:p>
          </table:table-cell>
          <table:table-cell office:value-type="string">
            <text:p>+7 (926) 805652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e2c87fa-3a27-11e7-80f6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Беженар Георгий Георгиевич / ООО "Стрела"</text:p>
          </table:table-cell>
          <table:table-cell office:value-type="string">
            <text:p>+7 (909) 9580005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fc5426a5-412e-11e7-80f6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Белякова Алия Олеговна</text:p>
          </table:table-cell>
          <table:table-cell office:value-type="string">
            <text:p>+7 (903) 147818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45ffe36-4559-11e7-80f6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Гребешев Игорь Владимирович</text:p>
          </table:table-cell>
          <table:table-cell office:value-type="string">
            <text:p>+7 (985) 923580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18d0a83-4771-11e7-80f6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ЮниТэк</text:p>
          </table:table-cell>
          <table:table-cell office:value-type="string">
            <text:p>+7 (499) 7034288</text:p>
          </table:table-cell>
          <table:table-cell office:value-type="string">
            <text:p>Яцунов Иван Валерьевич</text:p>
          </table:table-cell>
          <table:table-cell office:value-type="string">
            <text:p>017cbff5-48eb-11e7-80f6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Кехриниотис Константинос</text:p>
          </table:table-cell>
          <table:table-cell office:value-type="string">
            <text:p>+7 (903) 722940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f446c04-4a7f-11e7-80f6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Саркисян Константин Юрьевич</text:p>
          </table:table-cell>
          <table:table-cell office:value-type="string">
            <text:p>+7 (916) 126215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ce75fd3-4acb-11e7-80f6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Аношина Ольга Витальевна</text:p>
          </table:table-cell>
          <table:table-cell office:value-type="string">
            <text:p>+7 (916) 3078447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5f0bf473-4eaf-11e7-80f6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Мар Гулнара Шарятуллаевна</text:p>
          </table:table-cell>
          <table:table-cell office:value-type="string">
            <text:p>+7 (985) 2418347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f2aa07c8-567a-11e7-80f6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Левченко Виктор Алексеевич</text:p>
          </table:table-cell>
          <table:table-cell office:value-type="string">
            <text:p>+7 (917) 5345101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377a3ecd-571c-11e7-80f6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Виноградов Дмитрий Юрьевич</text:p>
          </table:table-cell>
          <table:table-cell office:value-type="string">
            <text:p>+7 (925) 0055352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4a14f89e-5e5c-11e7-80f7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Есаков Сергей Юрьевич</text:p>
          </table:table-cell>
          <table:table-cell office:value-type="string">
            <text:p>+7 (915) 2055627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368b21a3-5e93-11e7-80f8-005056bc9ca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Столбов Илья Леонидович</text:p>
          </table:table-cell>
          <table:table-cell office:value-type="string">
            <text:p>+7 (985) 7632781</text:p>
          </table:table-cell>
          <table:table-cell office:value-type="string">
            <text:p>Яцунов Иван Валерьевич</text:p>
          </table:table-cell>
          <table:table-cell office:value-type="string">
            <text:p>58f2344e-607f-11e7-80f8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Уланин Сергей Сергеевич</text:p>
          </table:table-cell>
          <table:table-cell office:value-type="string">
            <text:p>+7 (905) 537002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cda91da-6226-11e7-80f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Городецкая Олеся Михайловна</text:p>
          </table:table-cell>
          <table:table-cell office:value-type="string">
            <text:p>+7 (916) 6246960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9d121dd3-662c-11e7-80f8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Слинько Елена Викторовна</text:p>
          </table:table-cell>
          <table:table-cell office:value-type="string">
            <text:p>+7 (968) 766199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5cc3c0b-6a3e-11e7-80f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Антипова Юлия Николаевна / Гаркуша Андрей Леонидович</text:p>
          </table:table-cell>
          <table:table-cell office:value-type="string">
            <text:p>+7 (916) 473321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c610309-6d2d-11e7-80f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Пронина Алёна Петровна</text:p>
          </table:table-cell>
          <table:table-cell office:value-type="string">
            <text:p>+7 (960) 0701325</text:p>
          </table:table-cell>
          <table:table-cell office:value-type="string">
            <text:p>Харбедия Олег Валикович</text:p>
          </table:table-cell>
          <table:table-cell office:value-type="string">
            <text:p>01b91157-6e11-11e7-80f8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Романович Андрей Викторович</text:p>
          </table:table-cell>
          <table:table-cell office:value-type="string">
            <text:p>+7 (916) 6260045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00909de9-6eaa-11e7-80f8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Аникин Денис Владимирович</text:p>
          </table:table-cell>
          <table:table-cell office:value-type="string">
            <text:p>+7 (927) 366517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df38f28-75ec-11e7-80f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Семенов Илья Игоревич</text:p>
          </table:table-cell>
          <table:table-cell office:value-type="string">
            <text:p>+7 (916) 0118429</text:p>
          </table:table-cell>
          <table:table-cell office:value-type="string">
            <text:p>Яцунов Иван Валерьевич</text:p>
          </table:table-cell>
          <table:table-cell office:value-type="string">
            <text:p>3551e4f8-7ab9-11e7-80f8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Сторчак Людмила Петровна</text:p>
          </table:table-cell>
          <table:table-cell office:value-type="string">
            <text:p>+7 (985) 861220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c841b6c-7d8d-11e7-80f8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Мисуркин Александр Александрович</text:p>
          </table:table-cell>
          <table:table-cell office:value-type="string">
            <text:p>+7 (917) 5951660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0a5eb2ca-96db-11e7-80fa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Беляков Константин Владимирович</text:p>
          </table:table-cell>
          <table:table-cell office:value-type="string">
            <text:p>+7 (925) 707323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41fbc53-9d69-11e7-80fc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ОГК Групп АО</text:p>
          </table:table-cell>
          <table:table-cell office:value-type="string">
            <text:p>+7 (926) 0009993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c36bfb05-ceb6-11e7-8100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Бизнес-Инвест ООО</text:p>
          </table:table-cell>
          <table:table-cell office:value-type="string">
            <text:p>+7 (905) 7782612</text:p>
          </table:table-cell>
          <table:table-cell office:value-type="string">
            <text:p>Яцунов Иван Валерьевич</text:p>
          </table:table-cell>
          <table:table-cell office:value-type="string">
            <text:p>4c28c766-df1f-11e7-8100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Русконтрактор ООО</text:p>
          </table:table-cell>
          <table:table-cell office:value-type="string">
            <text:p>+7 (964) 561698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a71ddbf-10c0-11e8-8101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Масагутов Рамиль Сулейманович</text:p>
          </table:table-cell>
          <table:table-cell office:value-type="string">
            <text:p>+7 (916) 9110865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ef219b56-163d-11e8-8101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Груздев Дмитрий Дмитриевич</text:p>
          </table:table-cell>
          <table:table-cell office:value-type="string">
            <text:p>+7 (916) 8024358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a7fe5c20-16d9-11e8-8101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Силкина Елена Валентиновна</text:p>
          </table:table-cell>
          <table:table-cell office:value-type="string">
            <text:p>+7 (915) 2664511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1c3ff3ac-285c-11e8-8101-005056bc9ca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Бондарев Олег Юрьевич</text:p>
          </table:table-cell>
          <table:table-cell office:value-type="string">
            <text:p>+7 (985) 9709719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596d424c-2926-11e8-8101-005056bc9ca9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Вергасов Вячеслав Александрович (Шабарин М.В.)</text:p>
          </table:table-cell>
          <table:table-cell office:value-type="string">
            <text:p>+7 (925) 507853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7e758e3-2b78-11e8-8101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Байдаков Сергей Львович</text:p>
          </table:table-cell>
          <table:table-cell office:value-type="string">
            <text:p>+7 (985) 9914004</text:p>
          </table:table-cell>
          <table:table-cell office:value-type="string">
            <text:p>Яцунов Иван Валерьевич</text:p>
          </table:table-cell>
          <table:table-cell office:value-type="string">
            <text:p>f5ee6f21-34b0-11e8-8101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Лялин Максим Владимирович</text:p>
          </table:table-cell>
          <table:table-cell office:value-type="string">
            <text:p>+7 (903) 7644169</text:p>
          </table:table-cell>
          <table:table-cell office:value-type="string">
            <text:p>Яцунов Иван Валерьевич</text:p>
          </table:table-cell>
          <table:table-cell office:value-type="string">
            <text:p>0258ed8b-3718-11e8-8101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ИП Лебедев НЮ</text:p>
          </table:table-cell>
          <table:table-cell office:value-type="string">
            <text:p>+7 (905) 7595851</text:p>
          </table:table-cell>
          <table:table-cell office:value-type="string">
            <text:p>Яцунов Иван Валерьевич</text:p>
          </table:table-cell>
          <table:table-cell office:value-type="string">
            <text:p>340406c1-37e2-11e8-8101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Алутин Игорь Семенович</text:p>
          </table:table-cell>
          <table:table-cell office:value-type="string">
            <text:p>+7 (985) 7233329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1ce1f31d-3bd9-11e8-8101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Еременко Максим Алексеевич</text:p>
          </table:table-cell>
          <table:table-cell office:value-type="string">
            <text:p>+7 (918) 2005107</text:p>
          </table:table-cell>
          <table:table-cell office:value-type="string">
            <text:p>Яцунов Иван Валерьевич</text:p>
          </table:table-cell>
          <table:table-cell office:value-type="string">
            <text:p>78244e79-3bfa-11e8-8101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Малышев Антон Юрьевич</text:p>
          </table:table-cell>
          <table:table-cell office:value-type="string">
            <text:p>+7 (915) 4268047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dfb899c6-3c9c-11e8-8101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Шевченко Олег Николаевич</text:p>
          </table:table-cell>
          <table:table-cell office:value-type="string">
            <text:p>+7 (926) 1838935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8b19603e-3c9f-11e8-8101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Скрыбыкин Александр Анатольевич</text:p>
          </table:table-cell>
          <table:table-cell office:value-type="string">
            <text:p>+7 (914) 2715451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11943610-3f1d-11e8-8101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Крутиков Александр Викторович</text:p>
          </table:table-cell>
          <table:table-cell office:value-type="string">
            <text:p>+7 (985) 799108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89d6c0b-59ea-11e8-8101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Овчарова Светлана Анатольевна</text:p>
          </table:table-cell>
          <table:table-cell office:value-type="string">
            <text:p>+7 (917) 5645315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7f5bcf4e-7ab8-11e8-8102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Малиаккэл Екатерина Никитична</text:p>
          </table:table-cell>
          <table:table-cell office:value-type="string">
            <text:p>+7 (968) 951491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2182c0b-7ec1-11e8-810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Шилова Наталья Александровна / БИОСТРЕЙД ООО</text:p>
          </table:table-cell>
          <table:table-cell office:value-type="string">
            <text:p>+7 (985) 3885956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7f54f7a4-805e-11e8-8103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Юмашева Инна Валерьевна</text:p>
          </table:table-cell>
          <table:table-cell office:value-type="string">
            <text:p>+7 (903) 7644691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98e5fcd8-9099-11e8-8103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Афонин Виктор Викторович</text:p>
          </table:table-cell>
          <table:table-cell office:value-type="string">
            <text:p>+7 (916) 575558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204cb3c-a137-11e8-810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Каплан Юлия Леонтьевна</text:p>
          </table:table-cell>
          <table:table-cell office:value-type="string">
            <text:p>+7 (977) 119192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b49ad44-a6a6-11e8-810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Свительский Петр Олегович</text:p>
          </table:table-cell>
          <table:table-cell office:value-type="string">
            <text:p>+7 (962) 929450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91fb2bf-a927-11e8-8103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Гурычев Роман Владимирович</text:p>
          </table:table-cell>
          <table:table-cell office:value-type="string">
            <text:p>+7 (926) 6298877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13a01579-aa88-11e8-8103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Тюрина Галина Михайловна</text:p>
          </table:table-cell>
          <table:table-cell office:value-type="string">
            <text:p>+7 (985) 763742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1bc16ed-b7f5-11e8-8104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Кузьменко Александр Григорьевич</text:p>
          </table:table-cell>
          <table:table-cell office:value-type="string">
            <text:p>+7 (965) 2235585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f1102087-b80a-11e8-8104-005056bc9ca9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Величко Екатерина Александровна</text:p>
          </table:table-cell>
          <table:table-cell office:value-type="string">
            <text:p>+7 (926) 2756410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b1712507-bc11-11e8-8104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Подфигурный Иван Драгушевич</text:p>
          </table:table-cell>
          <table:table-cell office:value-type="string">
            <text:p>+7 (915) 3499737</text:p>
          </table:table-cell>
          <table:table-cell office:value-type="string">
            <text:p>Яцунов Иван Валерьевич</text:p>
          </table:table-cell>
          <table:table-cell office:value-type="string">
            <text:p>231a2885-bd98-11e8-8104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ИП Звягин Алексей Павлович</text:p>
          </table:table-cell>
          <table:table-cell office:value-type="string">
            <text:p>+7 (928) 2555333</text:p>
          </table:table-cell>
          <table:table-cell office:value-type="string">
            <text:p>Кибанова Инна Юрьевна</text:p>
          </table:table-cell>
          <table:table-cell office:value-type="string">
            <text:p>5e08798f-bfd5-11e8-8104-005056bc9ca9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Бикулов Вагиф Шамилевич</text:p>
          </table:table-cell>
          <table:table-cell office:value-type="string">
            <text:p>+7 (985) 222808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ab86079-cc8c-11e8-8105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Зиначев Сергей Сергеевич</text:p>
          </table:table-cell>
          <table:table-cell office:value-type="string">
            <text:p>+7 (917) 5876847</text:p>
          </table:table-cell>
          <table:table-cell office:value-type="string">
            <text:p>Яцунов Иван Валерьевич</text:p>
          </table:table-cell>
          <table:table-cell office:value-type="string">
            <text:p>8569717d-d78d-11e8-8105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Евдаков Константин Кириллович</text:p>
          </table:table-cell>
          <table:table-cell office:value-type="string">
            <text:p>+7 (903) 2070888</text:p>
          </table:table-cell>
          <table:table-cell office:value-type="string">
            <text:p>Кибанова Инна Юрьевна</text:p>
          </table:table-cell>
          <table:table-cell office:value-type="string">
            <text:p>7886c312-d906-11e8-8105-005056bc9ca9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Веселов Кирилл Евгеньевич</text:p>
          </table:table-cell>
          <table:table-cell office:value-type="string">
            <text:p>+7 (964) 532723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0c85302-e333-11e8-8105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Маркаров Карп Григорьевич</text:p>
          </table:table-cell>
          <table:table-cell office:value-type="string">
            <text:p>+7 (985) 3020402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0b0326c0-ea47-11e8-8105-005056bc9ca9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Гудзь Юрий Владимирович (аккредитив)</text:p>
          </table:table-cell>
          <table:table-cell office:value-type="string">
            <text:p>+7 (965) 2149340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a2e9b958-ea5e-11e8-8105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Острейко Наталья Александровна/Аширов Рустам Шаукатович</text:p>
          </table:table-cell>
          <table:table-cell office:value-type="string">
            <text:p>+7 (982) 9277374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e30279af-ebd7-11e8-8105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Тимохина Елена Владимировна</text:p>
          </table:table-cell>
          <table:table-cell office:value-type="string">
            <text:p>+7 (968) 7887711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fd6d79e5-eef7-11e8-8105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Раимджанов Виктор Атаевич / Комарова Натали Вадимовна</text:p>
          </table:table-cell>
          <table:table-cell office:value-type="string">
            <text:p>+7 (915) 4225238</text:p>
          </table:table-cell>
          <table:table-cell office:value-type="string">
            <text:p>Харбедия Олег Валикович</text:p>
          </table:table-cell>
          <table:table-cell office:value-type="string">
            <text:p>bb2db7f8-f08c-11e8-8105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Ляпин Алексей Владимирович</text:p>
          </table:table-cell>
          <table:table-cell office:value-type="string">
            <text:p>+7 (985) 7624871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4f6ca0cf-ff8f-11e8-8105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Малышев Дмитрий Павлович</text:p>
          </table:table-cell>
          <table:table-cell office:value-type="string">
            <text:p>+7 (926) 2408063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48989280-07a8-11e9-8105-005056bc9ca9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Волобуев Дмитрий Евгеньевич</text:p>
          </table:table-cell>
          <table:table-cell office:value-type="string">
            <text:p>+7 (926) 370403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1c15fde-083e-11e9-8105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ИП Конев Александр Николаевич</text:p>
          </table:table-cell>
          <table:table-cell office:value-type="string">
            <text:p>+7 (999) 8424444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1c08cdc9-22f2-11e9-8106-005056bc9ca9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Леонова Ольга Ивановна / Леонов Лев Викторович</text:p>
          </table:table-cell>
          <table:table-cell office:value-type="string">
            <text:p>+7 (963) 7815490</text:p>
          </table:table-cell>
          <table:table-cell office:value-type="string">
            <text:p>Оржаных Виктория Сергеевна</text:p>
          </table:table-cell>
          <table:table-cell office:value-type="string">
            <text:p>ddc73074-2555-11e9-8106-005056bc9ca9</text:p>
          </table:table-cell>
          <table:table-cell office:value-type="string">
            <text:p>0215232f-9944-11e8-8103-005056bc9ca9</text:p>
          </table:table-cell>
          <table:table-cell table:number-columns-repeated="1018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Булатов Виктор Геннадьевич</text:p>
          </table:table-cell>
          <table:table-cell office:value-type="string">
            <text:p>+7 (985) 2935956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f500b034-27be-11e9-8106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Вилькомир Александр Константинович</text:p>
          </table:table-cell>
          <table:table-cell office:value-type="string">
            <text:p>+7 (967) 2659298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f6f5815a-30f6-11e9-8106-005056bc9ca9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Пискунова Ольга Сергеевна</text:p>
          </table:table-cell>
          <table:table-cell office:value-type="string">
            <text:p>+7 (915) 366739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16751a0-47ff-11e9-8106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Дейнекин Павел Юрьевич</text:p>
          </table:table-cell>
          <table:table-cell office:value-type="string">
            <text:p>+7 (926) 599299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34ab9bc-4ae8-11e9-8106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Солнцева Юлия Ивановна</text:p>
          </table:table-cell>
          <table:table-cell office:value-type="string">
            <text:p>+7 (903) 7989653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6e628337-4fbd-11e9-8106-005056bc9ca9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Баймукашев Каир Тугельбаевич</text:p>
          </table:table-cell>
          <table:table-cell office:value-type="string">
            <text:p>+7 (915) 2570532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6dbea39d-5217-11e9-8107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Ефимова Надежда Валерьевна / ООО "ЛЕ-ИНТЕГРАЦИЯ"</text:p>
          </table:table-cell>
          <table:table-cell office:value-type="string">
            <text:p>+7 (916) 912353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5cceb77-56e6-11e9-810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Олейник Ирина Владимировна</text:p>
          </table:table-cell>
          <table:table-cell office:value-type="string">
            <text:p>+7 (916) 0989648</text:p>
          </table:table-cell>
          <table:table-cell office:value-type="string">
            <text:p>Яцунов Иван Валерьевич</text:p>
          </table:table-cell>
          <table:table-cell office:value-type="string">
            <text:p>43a0f3fe-5848-11e9-8107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Воронцова Ольга Сергеевна</text:p>
          </table:table-cell>
          <table:table-cell office:value-type="string">
            <text:p>+7 (916) 9955666</text:p>
          </table:table-cell>
          <table:table-cell office:value-type="string">
            <text:p>Яцунов Иван Валерьевич</text:p>
          </table:table-cell>
          <table:table-cell office:value-type="string">
            <text:p>85e0ce11-5932-11e9-8107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Зинланд Дмитрий Анисимович</text:p>
          </table:table-cell>
          <table:table-cell office:value-type="string">
            <text:p>+7 (921) 964959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0790904-59f7-11e9-810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Петров Дмитрий Сергеевич</text:p>
          </table:table-cell>
          <table:table-cell office:value-type="string">
            <text:p>+7 (965) 1960549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51e6b0ac-7161-11e9-8107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Баскаков Евгений Евгеньевич ИП</text:p>
          </table:table-cell>
          <table:table-cell office:value-type="string">
            <text:p>+7 (910) 648358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e144f5e-766d-11e9-810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Ёзбек Татьяна Валерьевна</text:p>
          </table:table-cell>
          <table:table-cell office:value-type="string">
            <text:p>+7 (925) 2221032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7370178b-7729-11e9-8107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Вилькомир Константин Вольдемарович</text:p>
          </table:table-cell>
          <table:table-cell office:value-type="string">
            <text:p>+7 (967) 2659298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58d2c97d-7d62-11e9-8107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Черенков Василий Владимирович</text:p>
          </table:table-cell>
          <table:table-cell office:value-type="string">
            <text:p>+7 (985) 7649240</text:p>
          </table:table-cell>
          <table:table-cell office:value-type="string">
            <text:p>Яцунов Иван Валерьевич</text:p>
          </table:table-cell>
          <table:table-cell office:value-type="string">
            <text:p>288265e9-821d-11e9-8107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Никогосов Лорис Аркадьевич</text:p>
          </table:table-cell>
          <table:table-cell office:value-type="string">
            <text:p>+7 (962) 9537722</text:p>
          </table:table-cell>
          <table:table-cell office:value-type="string">
            <text:p>Зайцев Евгений Сергеевич</text:p>
          </table:table-cell>
          <table:table-cell office:value-type="string">
            <text:p>f7d0395b-82ea-11e9-8107-005056bc9ca9</text:p>
          </table:table-cell>
          <table:table-cell office:value-type="string">
            <text:p>f9c55afd-1af0-11e9-8106-005056bc9ca9</text:p>
          </table:table-cell>
          <table:table-cell table:number-columns-repeated="1018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Волков Вячеслав Александрович</text:p>
          </table:table-cell>
          <table:table-cell office:value-type="string">
            <text:p>+7 (920) 6204901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fedc3610-89f3-11e9-8107-005056bc9ca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Сотникова Лариса Анатольевна</text:p>
          </table:table-cell>
          <table:table-cell office:value-type="string">
            <text:p>+7 (937) 101021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2f4915b-8ddd-11e9-810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Булгакова Зубайда Шарифзяновна</text:p>
          </table:table-cell>
          <table:table-cell office:value-type="string">
            <text:p>+7 (916) 528200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bb0a93b-965c-11e9-810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Грунин Евгений Олегович</text:p>
          </table:table-cell>
          <table:table-cell office:value-type="string">
            <text:p>+7 (920) 254137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3f5692d-966a-11e9-810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Беляев Тимур Маликович</text:p>
          </table:table-cell>
          <table:table-cell office:value-type="string">
            <text:p>+7 (920) 9829709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8e3e0f87-97f2-11e9-8107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Кузнецов Олег Вячеславович</text:p>
          </table:table-cell>
          <table:table-cell office:value-type="string">
            <text:p>+7 (926) 607457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503b93c-9be8-11e9-810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Голиков Валерий Николаевич</text:p>
          </table:table-cell>
          <table:table-cell office:value-type="string">
            <text:p>+7 (916) 6431552</text:p>
          </table:table-cell>
          <table:table-cell office:value-type="string">
            <text:p>Яцунов Иван Валерьевич</text:p>
          </table:table-cell>
          <table:table-cell office:value-type="string">
            <text:p>2526c7fa-9beb-11e9-8107-005056bc9ca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Благовещенский Илья Геннадьевич</text:p>
          </table:table-cell>
          <table:table-cell office:value-type="string">
            <text:p>+7 (926) 857938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2c44250-9e39-11e9-8107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Мамедов Надир Садай Оглы</text:p>
          </table:table-cell>
          <table:table-cell office:value-type="string">
            <text:p>+7 (925) 5053058</text:p>
          </table:table-cell>
          <table:table-cell office:value-type="string">
            <text:p>Кибанова Инна Юрьевна</text:p>
          </table:table-cell>
          <table:table-cell office:value-type="string">
            <text:p>8e81e903-b6a6-11e9-8108-005056bc9ca9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Ничипорук Мария Александровна</text:p>
          </table:table-cell>
          <table:table-cell office:value-type="string">
            <text:p>+7 (985) 6437038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cfdfac19-b8e5-11e9-8108-005056bc9ca9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Илюхин Пётр Юрьевич</text:p>
          </table:table-cell>
          <table:table-cell office:value-type="string">
            <text:p>+7 (967) 2019339</text:p>
          </table:table-cell>
          <table:table-cell office:value-type="string">
            <text:p>Кибанова Инна Юрьевна</text:p>
          </table:table-cell>
          <table:table-cell office:value-type="string">
            <text:p>4f4c6206-be70-11e9-8108-005056bc9ca9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Шлёпина Вероника Сергеевна</text:p>
          </table:table-cell>
          <table:table-cell office:value-type="string">
            <text:p>+7 (926) 0333362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0952ffc3-d5fb-11e9-8108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Добрина Нана Георгиевна</text:p>
          </table:table-cell>
          <table:table-cell office:value-type="string">
            <text:p>+7 (910) 4194275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b05a4180-df64-11e9-8109-005056bc9ca9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Фридман Ирина Анатольевна</text:p>
          </table:table-cell>
          <table:table-cell office:value-type="string">
            <text:p>+7 (999) 883848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1495dac-f4f4-11e9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Кокорев Алексей Игоревич</text:p>
          </table:table-cell>
          <table:table-cell office:value-type="string">
            <text:p>+7 (929) 645349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3535f57-f7d2-11e9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Щеголев Лев Владиславович</text:p>
          </table:table-cell>
          <table:table-cell office:value-type="string">
            <text:p>+7 (926) 7089642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5437c31b-fc9a-11e9-8109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Маланова Юлия Александровна/Маланова Юлия Александровна ИП</text:p>
          </table:table-cell>
          <table:table-cell office:value-type="string">
            <text:p>+7 (920) 0062350</text:p>
          </table:table-cell>
          <table:table-cell office:value-type="string">
            <text:p>Зайцев Евгений Сергеевич</text:p>
          </table:table-cell>
          <table:table-cell office:value-type="string">
            <text:p>8a23629b-ff8d-11e9-8109-005056bc9ca9</text:p>
          </table:table-cell>
          <table:table-cell office:value-type="string">
            <text:p>f9c55afd-1af0-11e9-8106-005056bc9ca9</text:p>
          </table:table-cell>
          <table:table-cell table:number-columns-repeated="1018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Шойхед Олег Игоревич</text:p>
          </table:table-cell>
          <table:table-cell office:value-type="string">
            <text:p>+7 (926) 1065046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08aa4998-0300-11ea-8109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Фейзханов Усман Фердинандович</text:p>
          </table:table-cell>
          <table:table-cell office:value-type="string">
            <text:p>+7 (916) 2051527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1094a523-0783-11ea-8109-005056bc9ca9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Аплеталин Андрей Евгеньевич</text:p>
          </table:table-cell>
          <table:table-cell office:value-type="string">
            <text:p>+7 (985) 2665700</text:p>
          </table:table-cell>
          <table:table-cell office:value-type="string">
            <text:p>Семенин Максим Борисович</text:p>
          </table:table-cell>
          <table:table-cell office:value-type="string">
            <text:p>ddc7a474-1cbb-11ea-8109-005056bc9ca9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Молоснов Алексей Геннадьевич</text:p>
          </table:table-cell>
          <table:table-cell office:value-type="string">
            <text:p>+7 (916) 1505557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ba3704d1-230f-11ea-8109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Давыдова Полина Михайловна</text:p>
          </table:table-cell>
          <table:table-cell office:value-type="string">
            <text:p>+7 (910) 445812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5d2e8d1-2979-11ea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Земцов Александр Геннадьевич</text:p>
          </table:table-cell>
          <table:table-cell office:value-type="string">
            <text:p>+7 (921) 745217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8b498bc-36cd-11ea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Шатохин Сергей Александрович</text:p>
          </table:table-cell>
          <table:table-cell office:value-type="string">
            <text:p>+7 (903) 1067847</text:p>
          </table:table-cell>
          <table:table-cell office:value-type="string">
            <text:p>Кибанова Инна Юрьевна</text:p>
          </table:table-cell>
          <table:table-cell office:value-type="string">
            <text:p>ebf6f99c-3828-11ea-8109-005056bc9ca9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Ланина Ксения Владимировна</text:p>
          </table:table-cell>
          <table:table-cell office:value-type="string">
            <text:p>+7 (910) 579094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82750f7-3863-11ea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Размахаева Наталия Николаевна</text:p>
          </table:table-cell>
          <table:table-cell office:value-type="string">
            <text:p>+7 (910) 4701445</text:p>
          </table:table-cell>
          <table:table-cell office:value-type="string">
            <text:p>Харбедия Олег Валикович</text:p>
          </table:table-cell>
          <table:table-cell office:value-type="string">
            <text:p>7c96d2e9-4fc9-11ea-8109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Калистратов Сергей Николаевич</text:p>
          </table:table-cell>
          <table:table-cell office:value-type="string">
            <text:p>+7 (910) 4517669</text:p>
          </table:table-cell>
          <table:table-cell office:value-type="string">
            <text:p>Харбедия Олег Валикович</text:p>
          </table:table-cell>
          <table:table-cell office:value-type="string">
            <text:p>9bccde2b-500d-11ea-8109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Левина Елена Леонидовна</text:p>
          </table:table-cell>
          <table:table-cell office:value-type="string">
            <text:p>+7 (903) 7236123</text:p>
          </table:table-cell>
          <table:table-cell office:value-type="string">
            <text:p>Ерохин Денис Андреевич</text:p>
          </table:table-cell>
          <table:table-cell office:value-type="string">
            <text:p>a8e1d8e5-57ba-11ea-8109-005056bc9ca9</text:p>
          </table:table-cell>
          <table:table-cell office:value-type="string">
            <text:p>3ff91d05-9d8a-11e9-8107-005056bc9ca9</text:p>
          </table:table-cell>
          <table:table-cell table:number-columns-repeated="1018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Сарычев Евгений Игоревич</text:p>
          </table:table-cell>
          <table:table-cell office:value-type="string">
            <text:p>+7 (916) 6293604</text:p>
          </table:table-cell>
          <table:table-cell office:value-type="string">
            <text:p>Харбедия Олег Валикович</text:p>
          </table:table-cell>
          <table:table-cell office:value-type="string">
            <text:p>f465c190-592f-11ea-8109-005056bc9ca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Корсик Константин Анатольевич</text:p>
          </table:table-cell>
          <table:table-cell office:value-type="string">
            <text:p>+7 (985) 7627278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db964294-5c50-11ea-8109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Вурал Ирина Сергеевна</text:p>
          </table:table-cell>
          <table:table-cell office:value-type="string">
            <text:p>+7 (977) 337655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9ee7951-5d19-11ea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Должикова Людмила Анатольевна</text:p>
          </table:table-cell>
          <table:table-cell office:value-type="string">
            <text:p>+7 (916) 6312119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793bca6a-6475-11ea-8109-005056bc9ca9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Лялин Геннадий Сергеевич</text:p>
          </table:table-cell>
          <table:table-cell office:value-type="string">
            <text:p>+7 (916) 7085130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ef213929-6f36-11ea-8109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Дубровин Алексей Александрович</text:p>
          </table:table-cell>
          <table:table-cell office:value-type="string">
            <text:p>+7 (909) 6441342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6587109b-7efb-11ea-8109-005056bc9ca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ТОРГОВЫЙ ДОМ "ЦСК" ООО</text:p>
          </table:table-cell>
          <table:table-cell office:value-type="string">
            <text:p>+7 (985) 7760299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66a41c67-7fc2-11ea-8109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Гайдучек Дмитрий Владимирович</text:p>
          </table:table-cell>
          <table:table-cell office:value-type="string">
            <text:p>+7 (931) 333300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17c6aa2-82d5-11ea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Мехоношин Алексей Владимирович</text:p>
          </table:table-cell>
          <table:table-cell office:value-type="string">
            <text:p>+7 (916) 6878319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10c2167d-89e7-11ea-8109-005056bc9ca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Колпаков Константин Олегович</text:p>
          </table:table-cell>
          <table:table-cell office:value-type="string">
            <text:p>+7 (967) 2955010</text:p>
          </table:table-cell>
          <table:table-cell office:value-type="string">
            <text:p>Зайцев Евгений Сергеевич</text:p>
          </table:table-cell>
          <table:table-cell office:value-type="string">
            <text:p>fb24f1f5-95c6-11ea-8109-005056bc9ca9</text:p>
          </table:table-cell>
          <table:table-cell office:value-type="string">
            <text:p>f9c55afd-1af0-11e9-8106-005056bc9ca9</text:p>
          </table:table-cell>
          <table:table-cell table:number-columns-repeated="1018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Девайкина Ирина Викторовна</text:p>
          </table:table-cell>
          <table:table-cell office:value-type="string">
            <text:p>+7 (916) 4508787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a1c01e12-9820-11ea-8109-005056bc9ca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Коваль Владилена Александровна</text:p>
          </table:table-cell>
          <table:table-cell office:value-type="string">
            <text:p>+7 (910) 4252326</text:p>
          </table:table-cell>
          <table:table-cell office:value-type="string">
            <text:p>Кибанова Инна Юрьевна</text:p>
          </table:table-cell>
          <table:table-cell office:value-type="string">
            <text:p>e922c3b7-9bab-11ea-8109-005056bc9ca9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Марголин Михаил Шепович</text:p>
          </table:table-cell>
          <table:table-cell office:value-type="string">
            <text:p>+7 (985) 7651574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74baae5d-9cd6-11ea-8109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Ластовецкая Светлана Викторовна</text:p>
          </table:table-cell>
          <table:table-cell office:value-type="string">
            <text:p>+7 (929) 5622551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b95f612e-9ff6-11ea-8109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Касенкова Марина Анатольевна</text:p>
          </table:table-cell>
          <table:table-cell office:value-type="string">
            <text:p>+7 (903) 798222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21fc9c0-a00f-11ea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Кузьмин Роман Викторович</text:p>
          </table:table-cell>
          <table:table-cell office:value-type="string">
            <text:p>+7 (985) 157204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1db1afd-a0d0-11ea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Воронцова Татьяна Николаевна</text:p>
          </table:table-cell>
          <table:table-cell office:value-type="string">
            <text:p>+7 (925) 5061853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9d069fee-a25d-11ea-8109-005056bc9ca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Кузьмина Елена Васильевна</text:p>
          </table:table-cell>
          <table:table-cell office:value-type="string">
            <text:p>+7 (950) 412709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48951ed-a279-11ea-8109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Шуршилин Михаил Владимирович</text:p>
          </table:table-cell>
          <table:table-cell office:value-type="string">
            <text:p>+7 (925) 5448478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4019d809-ad40-11ea-810a-005056bc9ca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Новикова Татьяна Михайловна (СПБ)</text:p>
          </table:table-cell>
          <table:table-cell office:value-type="string">
            <text:p>+7 (911) 9865446</text:p>
          </table:table-cell>
          <table:table-cell office:value-type="string">
            <text:p>Жулин Павел Андреевич</text:p>
          </table:table-cell>
          <table:table-cell office:value-type="string">
            <text:p>84c02e64-b770-11ea-810a-005056bc9ca9</text:p>
          </table:table-cell>
          <table:table-cell office:value-type="string">
            <text:p>ae3ab0c8-a647-11ea-810a-005056bc9ca9</text:p>
          </table:table-cell>
          <table:table-cell table:number-columns-repeated="1018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Сарычев Роман Владимирович</text:p>
          </table:table-cell>
          <table:table-cell office:value-type="string">
            <text:p>+7 (985) 210122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a5ab2a5-bd2e-11ea-810c-005056bc9ca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Трипольский Павел Эдуардович</text:p>
          </table:table-cell>
          <table:table-cell office:value-type="string">
            <text:p>+7 (916) 6507254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22a7e754-c1c6-11ea-8112-c3e9fffd14d2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Хрущев Андрей Викторович</text:p>
          </table:table-cell>
          <table:table-cell office:value-type="string">
            <text:p>+7 (926) 993001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7e0ed54-c98f-11ea-8112-c3e9fffd14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Локтев Алексей Александрович</text:p>
          </table:table-cell>
          <table:table-cell office:value-type="string">
            <text:p>+7 (915) 9441993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d7d75e5e-cbf3-11ea-8112-c3e9fffd14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Слюзко Ирина Александровна</text:p>
          </table:table-cell>
          <table:table-cell office:value-type="string">
            <text:p>+7 (977) 829020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f4d14c3-cd89-11ea-8112-c3e9fffd14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Башаратьян Вера Михайловна</text:p>
          </table:table-cell>
          <table:table-cell office:value-type="string">
            <text:p>+7 (906) 7891313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bf89348a-cff3-11ea-8112-c3e9fffd14d2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Винокурова Юлия Дмитриевна</text:p>
          </table:table-cell>
          <table:table-cell office:value-type="string">
            <text:p>+7 (966) 1271178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1749c5a7-db20-11ea-8112-c3e9fffd14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Кирьяков Александр Владимирович</text:p>
          </table:table-cell>
          <table:table-cell office:value-type="string">
            <text:p>+7 (968) 759000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153b8d5-dbe4-11ea-8112-c3e9fffd14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Пугина Татьяна Борисовна</text:p>
          </table:table-cell>
          <table:table-cell office:value-type="string">
            <text:p>+7 (951) 9025771</text:p>
          </table:table-cell>
          <table:table-cell office:value-type="string">
            <text:p>Зайцев Евгений Сергеевич</text:p>
          </table:table-cell>
          <table:table-cell office:value-type="string">
            <text:p>fc32e585-de0f-11ea-8112-c3e9fffd14d2</text:p>
          </table:table-cell>
          <table:table-cell office:value-type="string">
            <text:p>f9c55afd-1af0-11e9-8106-005056bc9ca9</text:p>
          </table:table-cell>
          <table:table-cell table:number-columns-repeated="1018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Майдан Андрей Владимирович</text:p>
          </table:table-cell>
          <table:table-cell office:value-type="string">
            <text:p>+7 (903) 798609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2b6bd34-e226-11ea-8112-c3e9fffd14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Лулукян Елена Петровна/Индивидуальный предприниматель Овчаренко Жанна Гамлетовна</text:p>
          </table:table-cell>
          <table:table-cell office:value-type="string">
            <text:p>+7 (926) 9122130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2205a186-f748-11ea-8112-c3e9fffd14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Серкова Наталья Аркадьевна</text:p>
          </table:table-cell>
          <table:table-cell office:value-type="string">
            <text:p>+7 (916) 1143933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9a651bab-fd70-11ea-8113-ab5f466f9e9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Серков Андрей Игоревич</text:p>
          </table:table-cell>
          <table:table-cell office:value-type="string">
            <text:p>+7 (985) 6045453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859954de-fd75-11ea-8113-ab5f466f9e9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Федотов Владимир Юрьевич</text:p>
          </table:table-cell>
          <table:table-cell office:value-type="string">
            <text:p>+7 (920) 7433374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859954ef-fd75-11ea-8113-ab5f466f9e99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Белова Алиса Леонидовна</text:p>
          </table:table-cell>
          <table:table-cell office:value-type="string">
            <text:p>+7 (985) 9916592</text:p>
          </table:table-cell>
          <table:table-cell office:value-type="string">
            <text:p>Харбедия Олег Валикович</text:p>
          </table:table-cell>
          <table:table-cell office:value-type="string">
            <text:p>64a48565-0248-11eb-8113-ab5f466f9e9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Иванова Светлана Александровна</text:p>
          </table:table-cell>
          <table:table-cell office:value-type="string">
            <text:p>+7 (903) 7281788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fb8d6c37-025f-11eb-8113-ab5f466f9e9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Губанов Артем Владимирович</text:p>
          </table:table-cell>
          <table:table-cell office:value-type="string">
            <text:p>+7 (915) 062192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78914b21-0c6c-11eb-8113-ab5f466f9e9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Ушакова Юлия Александровна</text:p>
          </table:table-cell>
          <table:table-cell office:value-type="string">
            <text:p>+7 (903) 7759958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71073bf7-111e-11eb-8113-ab5f466f9e9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Семенов Павел Павлович</text:p>
          </table:table-cell>
          <table:table-cell office:value-type="string">
            <text:p>+7 (967) 0945979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d67ad17e-136c-11eb-8113-ab5f466f9e9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Лагутин Платон Юрьевич</text:p>
          </table:table-cell>
          <table:table-cell office:value-type="string">
            <text:p>+7 (916) 932543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be2dcf27-1778-11eb-8113-ab5f466f9e9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Крайнов Дмитрий Евгеньевич</text:p>
          </table:table-cell>
          <table:table-cell office:value-type="string">
            <text:p>+7 (905) 7456416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9c72b3d4-2807-11eb-8113-ab5f466f9e9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Ряховская Инна Валерьевна</text:p>
          </table:table-cell>
          <table:table-cell office:value-type="string">
            <text:p>+7 (903) 2785218</text:p>
          </table:table-cell>
          <table:table-cell office:value-type="string">
            <text:p>Зайцев Евгений Сергеевич</text:p>
          </table:table-cell>
          <table:table-cell office:value-type="string">
            <text:p>4fbd8553-297c-11eb-8113-ab5f466f9e99</text:p>
          </table:table-cell>
          <table:table-cell office:value-type="string">
            <text:p>f9c55afd-1af0-11e9-8106-005056bc9ca9</text:p>
          </table:table-cell>
          <table:table-cell table:number-columns-repeated="1018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Запольская Яна Сергеевна</text:p>
          </table:table-cell>
          <table:table-cell office:value-type="string">
            <text:p>+7 (999) 2002999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437e6a36-2b26-11eb-8113-ab5f466f9e9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Михеева Оксана Владимировна (по дов. Панская Елена Валериевна)</text:p>
          </table:table-cell>
          <table:table-cell office:value-type="string">
            <text:p>+7 (985) 0348700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8a69160e-3144-11eb-8113-ab5f466f9e99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Кадзилов Игорь Тенгизович</text:p>
          </table:table-cell>
          <table:table-cell office:value-type="string">
            <text:p>+7 (925) 504643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b2767cfe-3482-11eb-8113-ab5f466f9e9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Павлов Александр Сергеевич</text:p>
          </table:table-cell>
          <table:table-cell office:value-type="string">
            <text:p>+7 (985) 9217570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6f19acf1-37b3-11eb-8113-ab5f466f9e99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Цыплаков Сергей Сергеевич</text:p>
          </table:table-cell>
          <table:table-cell office:value-type="string">
            <text:p>+7 (925) 0626942</text:p>
          </table:table-cell>
          <table:table-cell office:value-type="string">
            <text:p>Кибанова Инна Юрьевна</text:p>
          </table:table-cell>
          <table:table-cell office:value-type="string">
            <text:p>f705574d-3861-11eb-8113-ab5f466f9e99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Цымбалов Дмитрий Александрович</text:p>
          </table:table-cell>
          <table:table-cell office:value-type="string">
            <text:p>+7 (963) 7106880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0f6c918b-3949-11eb-8113-ab5f466f9e9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Одинокова Ольга Анатольевна</text:p>
          </table:table-cell>
          <table:table-cell office:value-type="string">
            <text:p>+7 (916) 617458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ad821c5-4439-11eb-8113-ab5f466f9e9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Шкундин Кирилл Игоревич</text:p>
          </table:table-cell>
          <table:table-cell office:value-type="string">
            <text:p>+7 (967) 0795251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cb6da7e1-5413-11eb-8113-ab5f466f9e99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Говорская Светлана Петровна</text:p>
          </table:table-cell>
          <table:table-cell office:value-type="string">
            <text:p>+7 (919) 7675569</text:p>
          </table:table-cell>
          <table:table-cell office:value-type="string">
            <text:p>Яцунов Иван Валерьевич</text:p>
          </table:table-cell>
          <table:table-cell office:value-type="string">
            <text:p>c9b328f0-6c53-11eb-8113-ab5f466f9e99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Константинов Андрей Геннадьевич</text:p>
          </table:table-cell>
          <table:table-cell office:value-type="string">
            <text:p>+7 (967) 285444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d5507d1-7126-11eb-8113-ab5f466f9e99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Дикусар Елена Владимировна</text:p>
          </table:table-cell>
          <table:table-cell office:value-type="string">
            <text:p>+7 (916) 5599880</text:p>
          </table:table-cell>
          <table:table-cell office:value-type="string">
            <text:p>Харбедия Олег Валикович</text:p>
          </table:table-cell>
          <table:table-cell office:value-type="string">
            <text:p>e3de5607-7371-11eb-8113-ab5f466f9e9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Нестерова Алла Евгеньевна</text:p>
          </table:table-cell>
          <table:table-cell office:value-type="string">
            <text:p>+7 (916) 6170853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4fe5d7b6-8bdd-11eb-8113-ab5f466f9e99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Авдюшина Марина Игоревна</text:p>
          </table:table-cell>
          <table:table-cell office:value-type="string">
            <text:p>+7 (926) 0093093</text:p>
          </table:table-cell>
          <table:table-cell office:value-type="string">
            <text:p>Харбедия Олег Валикович</text:p>
          </table:table-cell>
          <table:table-cell office:value-type="string">
            <text:p>9a4e8cc5-9907-11eb-8113-ab5f466f9e99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Дмитрова Наталья Юрьевна</text:p>
          </table:table-cell>
          <table:table-cell office:value-type="string">
            <text:p>+7 (903) 6609435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41180d48-b189-11eb-8113-ab5f466f9e9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Пак Татьяна Мироновна</text:p>
          </table:table-cell>
          <table:table-cell office:value-type="string">
            <text:p>+7 (915) 1182623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16343dd6-c5cf-11eb-8113-ab5f466f9e99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Хвостик Александра Александровна</text:p>
          </table:table-cell>
          <table:table-cell office:value-type="string">
            <text:p>+7 (919) 9927095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073211b8-edf4-11eb-8113-ab5f466f9e99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Филиппова Анастасия Вячеславовна</text:p>
          </table:table-cell>
          <table:table-cell office:value-type="string">
            <text:p>+7 (926) 5252715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73840733-2b31-11ec-8113-ab5f466f9e99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Курдюков Сергей Николаевич</text:p>
          </table:table-cell>
          <table:table-cell office:value-type="string">
            <text:p>+7 (985) 1555409</text:p>
          </table:table-cell>
          <table:table-cell office:value-type="string">
            <text:p>Бокитько Борис Борисович</text:p>
          </table:table-cell>
          <table:table-cell office:value-type="string">
            <text:p>0784e331-671d-11ec-8116-927e34350c10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Горшков Алексей Валерьевич</text:p>
          </table:table-cell>
          <table:table-cell office:value-type="string">
            <text:p>+7 (906) 7056666</text:p>
          </table:table-cell>
          <table:table-cell office:value-type="string">
            <text:p>Ерохин Денис Андреевич</text:p>
          </table:table-cell>
          <table:table-cell office:value-type="string">
            <text:p>33b317a4-776c-11ec-8116-927e34350c10</text:p>
          </table:table-cell>
          <table:table-cell office:value-type="string">
            <text:p>3ff91d05-9d8a-11e9-8107-005056bc9ca9</text:p>
          </table:table-cell>
          <table:table-cell table:number-columns-repeated="1018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Поткин Андрей Анатольевич</text:p>
          </table:table-cell>
          <table:table-cell office:value-type="string">
            <text:p>+7 (904) 8724444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170a6fe9-aa8d-11ec-8116-927e34350c10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[П] Бессонов Игорь Вячеславович</text:p>
          </table:table-cell>
          <table:table-cell office:value-type="string">
            <text:p>+7 (906) 0834899</text:p>
          </table:table-cell>
          <table:table-cell office:value-type="string">
            <text:p>Яцунов Иван Валерьевич</text:p>
          </table:table-cell>
          <table:table-cell office:value-type="string">
            <text:p>e356b486-ac33-11ec-8116-927e34350c10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Чащина Анастасия Александровна</text:p>
          </table:table-cell>
          <table:table-cell office:value-type="string">
            <text:p>+7 (977) 5525090</text:p>
          </table:table-cell>
          <table:table-cell office:value-type="string">
            <text:p>Муравьев Евгений Александрович</text:p>
          </table:table-cell>
          <table:table-cell office:value-type="string">
            <text:p>431dac25-d2c4-11ec-8117-c66cd04ccd15</text:p>
          </table:table-cell>
          <table:table-cell office:value-type="string">
            <text:p>f1de38ac-3c9a-11ec-8116-927e34350c10</text:p>
          </table:table-cell>
          <table:table-cell table:number-columns-repeated="1018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Сафронов Андрей Викторович</text:p>
          </table:table-cell>
          <table:table-cell office:value-type="string">
            <text:p>+7 (985) 215604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5799f31-d76b-11ec-8117-c66cd04ccd15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Мамичева Валерия Михайловна</text:p>
          </table:table-cell>
          <table:table-cell office:value-type="string">
            <text:p>+7 (926) 7275625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c3603a29-dcf6-11ec-8117-c66cd04ccd15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[П] Тайибов Джамал Физулиевич</text:p>
          </table:table-cell>
          <table:table-cell office:value-type="string">
            <text:p>+7 (925) 5308925</text:p>
          </table:table-cell>
          <table:table-cell office:value-type="string">
            <text:p>Харбедия Олег Валикович</text:p>
          </table:table-cell>
          <table:table-cell office:value-type="string">
            <text:p>15f13f65-f13d-11ec-8117-c66cd04ccd15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Гречаная Мария Владимировна (Данилова)</text:p>
          </table:table-cell>
          <table:table-cell office:value-type="string">
            <text:p>+7 (985) 7651011</text:p>
          </table:table-cell>
          <table:table-cell office:value-type="string">
            <text:p>Муравьев Евгений Александрович</text:p>
          </table:table-cell>
          <table:table-cell office:value-type="string">
            <text:p>6adc2570-0740-11ed-8117-c66cd04ccd15</text:p>
          </table:table-cell>
          <table:table-cell office:value-type="string">
            <text:p>f1de38ac-3c9a-11ec-8116-927e34350c10</text:p>
          </table:table-cell>
          <table:table-cell table:number-columns-repeated="1018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Коробкова Анна Владимировна (ИПОТЕКА МС+БС)</text:p>
          </table:table-cell>
          <table:table-cell office:value-type="string">
            <text:p>+7 (916) 1836213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444ba7b9-0d7d-11ed-8117-c66cd04ccd15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Коновалова Мария Анатольевна</text:p>
          </table:table-cell>
          <table:table-cell office:value-type="string">
            <text:p>+7 (916) 4979670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f5173645-1fc8-11ed-8118-8063794e6e7a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Яканин Дмитрий Александрович / ООО "ПОРОШКОВАЯ ПОКРАСКА"</text:p>
          </table:table-cell>
          <table:table-cell office:value-type="string">
            <text:p>+7 (926) 182256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15a08cd-2910-11ed-8118-8063794e6e7a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Шестакова Марианна Валериевна</text:p>
          </table:table-cell>
          <table:table-cell office:value-type="string">
            <text:p>+7 (929) 6655338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35872d2a-4251-11ed-8118-8063794e6e7a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Верховский Олег Юрьевич</text:p>
          </table:table-cell>
          <table:table-cell office:value-type="string">
            <text:p>+7 (916) 2790657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0e600144-536b-11ed-8118-8063794e6e7a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Дунь Иван Иванович</text:p>
          </table:table-cell>
          <table:table-cell office:value-type="string">
            <text:p>+7 (926) 1583994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6378bdc4-5e6f-11ed-8118-8063794e6e7a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Точило Андрей Александрович</text:p>
          </table:table-cell>
          <table:table-cell office:value-type="string">
            <text:p>+7 (985) 6892772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70391407-610e-11ed-8118-8063794e6e7a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Аджамова Анаит Анастасовна</text:p>
          </table:table-cell>
          <table:table-cell office:value-type="string">
            <text:p>+7 (915) 4441522</text:p>
          </table:table-cell>
          <table:table-cell office:value-type="string">
            <text:p>Муравьев Евгений Александрович</text:p>
          </table:table-cell>
          <table:table-cell office:value-type="string">
            <text:p>43f37524-7ec4-11ed-8118-8063794e6e7a</text:p>
          </table:table-cell>
          <table:table-cell office:value-type="string">
            <text:p>f1de38ac-3c9a-11ec-8116-927e34350c10</text:p>
          </table:table-cell>
          <table:table-cell table:number-columns-repeated="1018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Вольникова Ольга Александровна</text:p>
          </table:table-cell>
          <table:table-cell office:value-type="string">
            <text:p>+7 (968) 8001825</text:p>
          </table:table-cell>
          <table:table-cell office:value-type="string">
            <text:p>Бокитько Борис Борисович</text:p>
          </table:table-cell>
          <table:table-cell office:value-type="string">
            <text:p>e1def47f-9c99-11ed-8118-8063794e6e7a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Мошков Михаил Михайлович</text:p>
          </table:table-cell>
          <table:table-cell office:value-type="string">
            <text:p>+7 (905) 545777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3760d41-9e5a-11ed-8118-8063794e6e7a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Пронкин Максим Владиславович (ИПОТЕКА БС+МС)</text:p>
          </table:table-cell>
          <table:table-cell office:value-type="string">
            <text:p>+7 (909) 6301318</text:p>
          </table:table-cell>
          <table:table-cell office:value-type="string">
            <text:p>Харбедия Олег Валикович</text:p>
          </table:table-cell>
          <table:table-cell office:value-type="string">
            <text:p>879b0748-a2f6-11ed-8118-8063794e6e7a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Калинкин Александр Юрьевич (НН)</text:p>
          </table:table-cell>
          <table:table-cell office:value-type="string">
            <text:p>+7 (952) 7890000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37c422bf-adf8-11ed-8118-8063794e6e7a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Павлов Станислав Игоревич</text:p>
          </table:table-cell>
          <table:table-cell office:value-type="string">
            <text:p>+7 (916) 3682231</text:p>
          </table:table-cell>
          <table:table-cell office:value-type="string">
            <text:p>Кибанова Инна Юрьевна</text:p>
          </table:table-cell>
          <table:table-cell office:value-type="string">
            <text:p>580d82d1-bb69-11ed-8118-8063794e6e7a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Ахрамович Светлана Анатольевна</text:p>
          </table:table-cell>
          <table:table-cell office:value-type="string">
            <text:p>+7 (926) 7295931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ee5a430f-cf9d-11ed-8118-8063794e6e7a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Пешков Максим Михайлович</text:p>
          </table:table-cell>
          <table:table-cell office:value-type="string">
            <text:p>+7 (985) 1110777</text:p>
          </table:table-cell>
          <table:table-cell office:value-type="string">
            <text:p>Харбедия Олег Валикович</text:p>
          </table:table-cell>
          <table:table-cell office:value-type="string">
            <text:p>e55a4411-de83-11ed-8118-8063794e6e7a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Сапсай Анна Сергеевна</text:p>
          </table:table-cell>
          <table:table-cell office:value-type="string">
            <text:p>+7 (918) 5269922</text:p>
          </table:table-cell>
          <table:table-cell office:value-type="string">
            <text:p>Еципенков Евгений Викторович</text:p>
          </table:table-cell>
          <table:table-cell office:value-type="string">
            <text:p>23f6a8ac-f2f9-11ed-8118-8063794e6e7a</text:p>
          </table:table-cell>
          <table:table-cell office:value-type="string">
            <text:p>aa097a52-e104-11e9-8109-005056bc9ca9</text:p>
          </table:table-cell>
          <table:table-cell table:number-columns-repeated="1018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Попов Никита Анатольевич/Попова Наталья Вячеславовна (ИПОТЕКА БС+МС)</text:p>
          </table:table-cell>
          <table:table-cell office:value-type="string">
            <text:p>+7 (926) 7380793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65bf8cf9-086f-11ee-8118-8063794e6e7a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Колыванов Сергей Николаевич</text:p>
          </table:table-cell>
          <table:table-cell office:value-type="string">
            <text:p>+7 (911) 2327232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b6bd2394-0aae-11ee-8118-8063794e6e7a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Голованевская Татьяна Евгеньевна</text:p>
          </table:table-cell>
          <table:table-cell office:value-type="string">
            <text:p>+7 (985) 1005611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7674e4de-132f-11ee-8118-8063794e6e7a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Гавриленко Александр Алексеевич (ИПОТЕКА)</text:p>
          </table:table-cell>
          <table:table-cell office:value-type="string">
            <text:p>+7 (916) 2908390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97489d34-1af7-11ee-8118-8063794e6e7a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Алиуллин Ринат Фиргатович</text:p>
          </table:table-cell>
          <table:table-cell office:value-type="string">
            <text:p>+7 (926) 4581445</text:p>
          </table:table-cell>
          <table:table-cell office:value-type="string">
            <text:p>Кибанова Инна Юрьевна</text:p>
          </table:table-cell>
          <table:table-cell office:value-type="string">
            <text:p>29dd25d8-3058-11ee-8118-8063794e6e7a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Дмитриев Александр Анатольевич (ИПОТЕКА БС+МС)</text:p>
          </table:table-cell>
          <table:table-cell office:value-type="string">
            <text:p>+7 (903) 6813993</text:p>
          </table:table-cell>
          <table:table-cell office:value-type="string">
            <text:p>Филимонова Олеся Сергеевна</text:p>
          </table:table-cell>
          <table:table-cell office:value-type="string">
            <text:p>14485420-456c-11ee-8118-8063794e6e7a</text:p>
          </table:table-cell>
          <table:table-cell office:value-type="string">
            <text:p>be705974-7e16-11ee-8118-8063794e6e7a</text:p>
          </table:table-cell>
          <table:table-cell table:number-columns-repeated="1018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Манаенков Евгений Николаевич</text:p>
          </table:table-cell>
          <table:table-cell office:value-type="string">
            <text:p>+7 (926) 3697345</text:p>
          </table:table-cell>
          <table:table-cell office:value-type="string">
            <text:p>Харбедия Олег Валикович</text:p>
          </table:table-cell>
          <table:table-cell office:value-type="string">
            <text:p>9a1b88de-4be3-11ee-8118-8063794e6e7a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Кузенкова Дина Андреевна</text:p>
          </table:table-cell>
          <table:table-cell office:value-type="string">
            <text:p>+7 (926) 2218862</text:p>
          </table:table-cell>
          <table:table-cell office:value-type="string">
            <text:p>Харбедия Олег Валикович</text:p>
          </table:table-cell>
          <table:table-cell office:value-type="string">
            <text:p>14fec2cf-5600-11ee-8118-8063794e6e7a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Султангалиев Тимурбулат Валиханович</text:p>
          </table:table-cell>
          <table:table-cell office:value-type="string">
            <text:p>+7 (925) 5555594</text:p>
          </table:table-cell>
          <table:table-cell office:value-type="string">
            <text:p>Яцунов Иван Валерьевич</text:p>
          </table:table-cell>
          <table:table-cell office:value-type="string">
            <text:p>06cc2144-586c-11ee-8118-8063794e6e7a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Исайкин Александр Анатольевич</text:p>
          </table:table-cell>
          <table:table-cell office:value-type="string">
            <text:p>+7 (915) 1720294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02e573a4-628d-11ee-8118-8063794e6e7a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Самойлов Олег Владимирович</text:p>
          </table:table-cell>
          <table:table-cell office:value-type="string">
            <text:p>+7 (915) 7777878</text:p>
          </table:table-cell>
          <table:table-cell office:value-type="string">
            <text:p>Яцунов Иван Валерьевич</text:p>
          </table:table-cell>
          <table:table-cell office:value-type="string">
            <text:p>d498ab64-6910-11ee-8118-8063794e6e7a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Королёва Надежда Степановна</text:p>
          </table:table-cell>
          <table:table-cell office:value-type="string">
            <text:p>+7 (903) 5748831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d3059237-73dd-11ee-8118-8063794e6e7a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Торбина Евгения Сергеевна</text:p>
          </table:table-cell>
          <table:table-cell office:value-type="string">
            <text:p>+7 (916) 8885773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9a1e88db-7722-11ee-8118-8063794e6e7a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Назаралиева Ольга Евгеньевна</text:p>
          </table:table-cell>
          <table:table-cell office:value-type="string">
            <text:p>+7 (903) 0012742</text:p>
          </table:table-cell>
          <table:table-cell office:value-type="string">
            <text:p>Яцунов Иван Валерьевич</text:p>
          </table:table-cell>
          <table:table-cell office:value-type="string">
            <text:p>87401c2e-7fad-11ee-8118-8063794e6e7a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Сапожков Сергей Николаевич</text:p>
          </table:table-cell>
          <table:table-cell office:value-type="string">
            <text:p>+7 (926) 2148218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647c870c-9cc5-11ee-8118-8063794e6e7a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Буртный Виктор Николаевич</text:p>
          </table:table-cell>
          <table:table-cell office:value-type="string">
            <text:p>+7 (919) 9477725</text:p>
          </table:table-cell>
          <table:table-cell office:value-type="string">
            <text:p>Кибанова Инна Юрьевна</text:p>
          </table:table-cell>
          <table:table-cell office:value-type="string">
            <text:p>5aeb82cb-b517-11ee-8118-8063794e6e7a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Колчин Дмитрий Владимирович</text:p>
          </table:table-cell>
          <table:table-cell office:value-type="string">
            <text:p>+7 (915) 2119203</text:p>
          </table:table-cell>
          <table:table-cell office:value-type="string">
            <text:p>Беликов Сергей Александрович</text:p>
          </table:table-cell>
          <table:table-cell office:value-type="string">
            <text:p>64494695-cefa-11ee-8118-8063794e6e7a</text:p>
          </table:table-cell>
          <table:table-cell office:value-type="string">
            <text:p>f1bae610-8250-11eb-8113-ab5f466f9e99</text:p>
          </table:table-cell>
          <table:table-cell table:number-columns-repeated="1018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Ваньгин Константин Николаевич (ИПОТЕКА)</text:p>
          </table:table-cell>
          <table:table-cell office:value-type="string">
            <text:p>+7 (916) 6688835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a8b98a37-d0be-11ee-8118-8063794e6e7a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Лымарев Вадим Владимирович</text:p>
          </table:table-cell>
          <table:table-cell office:value-type="string">
            <text:p>+7 (909) 9996432</text:p>
          </table:table-cell>
          <table:table-cell office:value-type="string">
            <text:p>Муравьев Евгений Александрович</text:p>
          </table:table-cell>
          <table:table-cell office:value-type="string">
            <text:p>9a650ef4-d16c-11ee-8118-8063794e6e7a</text:p>
          </table:table-cell>
          <table:table-cell office:value-type="string">
            <text:p>f1de38ac-3c9a-11ec-8116-927e34350c10</text:p>
          </table:table-cell>
          <table:table-cell table:number-columns-repeated="1018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Павлова Нина Игоревна</text:p>
          </table:table-cell>
          <table:table-cell office:value-type="string">
            <text:p>+7 (910) 4505554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d582d66b-e851-11ee-8118-8063794e6e7a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Кошевой Марат Григорьевич</text:p>
          </table:table-cell>
          <table:table-cell office:value-type="string">
            <text:p>+7 (903) 1784124</text:p>
          </table:table-cell>
          <table:table-cell office:value-type="string">
            <text:p>Муравьев Евгений Александрович</text:p>
          </table:table-cell>
          <table:table-cell office:value-type="string">
            <text:p>1cd1d8cc-11df-11ef-8118-8063794e6e7a</text:p>
          </table:table-cell>
          <table:table-cell office:value-type="string">
            <text:p>f1de38ac-3c9a-11ec-8116-927e34350c10</text:p>
          </table:table-cell>
          <table:table-cell table:number-columns-repeated="1018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Курлаев Дмитрий Юрьевич</text:p>
          </table:table-cell>
          <table:table-cell office:value-type="string">
            <text:p>+7 (926) 3174621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d88fb900-24cc-11ef-8118-8063794e6e7a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Шамуилова Марина Миировна</text:p>
          </table:table-cell>
          <table:table-cell office:value-type="string">
            <text:p>+7 (963) 7117303, муж Глеб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4b1f06d9-32d8-11ef-8118-8063794e6e7a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Кошелева Анастасия Андреевна</text:p>
          </table:table-cell>
          <table:table-cell office:value-type="string">
            <text:p>+7 (916) 5484071</text:p>
          </table:table-cell>
          <table:table-cell office:value-type="string">
            <text:p>Зайцев Евгений Сергеевич</text:p>
          </table:table-cell>
          <table:table-cell office:value-type="string">
            <text:p>b3a9bcc8-33b9-11ef-8118-8063794e6e7a</text:p>
          </table:table-cell>
          <table:table-cell office:value-type="string">
            <text:p>f9c55afd-1af0-11e9-8106-005056bc9ca9</text:p>
          </table:table-cell>
          <table:table-cell table:number-columns-repeated="1018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Колбасов Александр Александрович</text:p>
          </table:table-cell>
          <table:table-cell office:value-type="string">
            <text:p>+7 (903) 2872069</text:p>
          </table:table-cell>
          <table:table-cell office:value-type="string">
            <text:p>Кибанова Инна Юрьевна</text:p>
          </table:table-cell>
          <table:table-cell office:value-type="string">
            <text:p>feecdcab-3865-11ef-8118-8063794e6e7a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Гальперин Олег Анатольевич</text:p>
          </table:table-cell>
          <table:table-cell office:value-type="string">
            <text:p>+7 (905) 7442042</text:p>
          </table:table-cell>
          <table:table-cell office:value-type="string">
            <text:p>Харбедия Олег Валикович</text:p>
          </table:table-cell>
          <table:table-cell office:value-type="string">
            <text:p>7f2aefa9-39f7-11ef-8118-8063794e6e7a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Богодух Юлия Ивановна</text:p>
          </table:table-cell>
          <table:table-cell office:value-type="string">
            <text:p>+7 (985) 6189657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5d5dedd0-3e97-11ef-8118-8063794e6e7a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Цыганов Илья Валерьевич</text:p>
          </table:table-cell>
          <table:table-cell office:value-type="string">
            <text:p>+7 (910) 5470893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5eaf7277-5af5-11ef-8118-8063794e6e7a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Крюкова Наталия Валерьевна</text:p>
          </table:table-cell>
          <table:table-cell office:value-type="string">
            <text:p>+7 (910) 122555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8846442a-5dfa-11ef-8118-8063794e6e7a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Поляков Иван Сергеевич</text:p>
          </table:table-cell>
          <table:table-cell office:value-type="string">
            <text:p>+7 (967) 1001331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a37dac96-5ec0-11ef-8118-8063794e6e7a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И Ок Дю</text:p>
          </table:table-cell>
          <table:table-cell office:value-type="string">
            <text:p>+7 (916) 9342132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8e375138-63aa-11ef-8118-8063794e6e7a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Лосев Степан Борисович</text:p>
          </table:table-cell>
          <table:table-cell office:value-type="string">
            <text:p>+7 (980) 5109226</text:p>
          </table:table-cell>
          <table:table-cell office:value-type="string">
            <text:p>Беликов Сергей Александрович</text:p>
          </table:table-cell>
          <table:table-cell office:value-type="string">
            <text:p>56b06ff0-68ff-11ef-8118-8063794e6e7a</text:p>
          </table:table-cell>
          <table:table-cell office:value-type="string">
            <text:p>f1bae610-8250-11eb-8113-ab5f466f9e99</text:p>
          </table:table-cell>
          <table:table-cell table:number-columns-repeated="1018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Киричек Михаил Сергеевич</text:p>
          </table:table-cell>
          <table:table-cell office:value-type="string">
            <text:p>+7 (916) 5839748</text:p>
          </table:table-cell>
          <table:table-cell office:value-type="string">
            <text:p>Бокитько Борис Борисович</text:p>
          </table:table-cell>
          <table:table-cell office:value-type="string">
            <text:p>773c32d1-6e7e-11ef-8118-8063794e6e7a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Сенченко Игорь Александрович</text:p>
          </table:table-cell>
          <table:table-cell office:value-type="string">
            <text:p>+7 (929) 5493777</text:p>
          </table:table-cell>
          <table:table-cell office:value-type="string">
            <text:p>Бокитько Борис Борисович</text:p>
          </table:table-cell>
          <table:table-cell office:value-type="string">
            <text:p>3ad6dc7b-6e83-11ef-8118-8063794e6e7a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Москотина Татьяна Александровна</text:p>
          </table:table-cell>
          <table:table-cell office:value-type="string">
            <text:p>+7 (903) 2870071</text:p>
          </table:table-cell>
          <table:table-cell office:value-type="string">
            <text:p>Оленичев Дмитрий Владимирович</text:p>
          </table:table-cell>
          <table:table-cell office:value-type="string">
            <text:p>3674596f-7024-11ef-8118-8063794e6e7a</text:p>
          </table:table-cell>
          <table:table-cell office:value-type="string">
            <text:p>1bd4d3a3-9dae-11ee-8118-8063794e6e7a</text:p>
          </table:table-cell>
          <table:table-cell table:number-columns-repeated="1018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Расулов Тимур Романович</text:p>
          </table:table-cell>
          <table:table-cell office:value-type="string">
            <text:p>+7 (926) 8141652</text:p>
          </table:table-cell>
          <table:table-cell office:value-type="string">
            <text:p>Беликов Сергей Александрович</text:p>
          </table:table-cell>
          <table:table-cell office:value-type="string">
            <text:p>0d4b677a-7fe6-11ef-8118-8063794e6e7a</text:p>
          </table:table-cell>
          <table:table-cell office:value-type="string">
            <text:p>f1bae610-8250-11eb-8113-ab5f466f9e99</text:p>
          </table:table-cell>
          <table:table-cell table:number-columns-repeated="1018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Кириллина Диана Владимировна</text:p>
          </table:table-cell>
          <table:table-cell office:value-type="string">
            <text:p>+7 (968) 5554333</text:p>
          </table:table-cell>
          <table:table-cell office:value-type="string">
            <text:p>Яцунов Иван Валерьевич</text:p>
          </table:table-cell>
          <table:table-cell office:value-type="string">
            <text:p>cedf5730-8a20-11ef-8118-8063794e6e7a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ЭЛЕВЕЙТИНГ ООО / Егорова Ольга Николаевна</text:p>
          </table:table-cell>
          <table:table-cell office:value-type="string">
            <text:p>+7 (495) 4191617</text:p>
          </table:table-cell>
          <table:table-cell office:value-type="string">
            <text:p>Беликов Сергей Александрович</text:p>
          </table:table-cell>
          <table:table-cell office:value-type="string">
            <text:p>6a045a30-8bba-11ef-8118-8063794e6e7a</text:p>
          </table:table-cell>
          <table:table-cell office:value-type="string">
            <text:p>f1bae610-8250-11eb-8113-ab5f466f9e99</text:p>
          </table:table-cell>
          <table:table-cell table:number-columns-repeated="1018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БРИШУРТ ЛИМИТЕД МК ООО / Страздинг Евгений Владимирович</text:p>
          </table:table-cell>
          <table:table-cell office:value-type="string">
            <text:p>+7 (985) 7632126</text:p>
          </table:table-cell>
          <table:table-cell office:value-type="string">
            <text:p>Беликов Сергей Александрович</text:p>
          </table:table-cell>
          <table:table-cell office:value-type="string">
            <text:p>e60e1a4f-8d31-11ef-8118-8063794e6e7a</text:p>
          </table:table-cell>
          <table:table-cell office:value-type="string">
            <text:p>f1bae610-8250-11eb-8113-ab5f466f9e99</text:p>
          </table:table-cell>
          <table:table-cell table:number-columns-repeated="1018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Симакин Илья Сергеевич</text:p>
          </table:table-cell>
          <table:table-cell office:value-type="string">
            <text:p>+7 (968) 6650075</text:p>
          </table:table-cell>
          <table:table-cell office:value-type="string">
            <text:p>Кибанова Инна Юрьевна</text:p>
          </table:table-cell>
          <table:table-cell office:value-type="string">
            <text:p>ad417230-b07a-11ef-8118-8063794e6e7a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Саркисов Артур Анатольевич</text:p>
          </table:table-cell>
          <table:table-cell office:value-type="string">
            <text:p>+7 (962) 9458857</text:p>
          </table:table-cell>
          <table:table-cell office:value-type="string">
            <text:p>Ерохин Денис Андреевич</text:p>
          </table:table-cell>
          <table:table-cell office:value-type="string">
            <text:p>ffe91867-b07a-11ef-8118-8063794e6e7a</text:p>
          </table:table-cell>
          <table:table-cell office:value-type="string">
            <text:p>3ff91d05-9d8a-11e9-8107-005056bc9ca9</text:p>
          </table:table-cell>
          <table:table-cell table:number-columns-repeated="1018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Копылов Павел Владимирович</text:p>
          </table:table-cell>
          <table:table-cell office:value-type="string">
            <text:p>+7 (985) 2224132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100652b9-b935-11ef-8118-8063794e6e7a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Копылов Кирилл Владимирович</text:p>
          </table:table-cell>
          <table:table-cell office:value-type="string">
            <text:p>+7 (985) 7674335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3c829629-b95e-11ef-8118-8063794e6e7a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Сокольников Вячеслав Александрович</text:p>
          </table:table-cell>
          <table:table-cell office:value-type="string">
            <text:p>+7 (926) 4326052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253552a0-c1bf-11ef-8118-8063794e6e7a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Кольцова Евгения Александровна</text:p>
          </table:table-cell>
          <table:table-cell office:value-type="string">
            <text:p>+7 (925) 6123154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4905bb9d-c2f8-11ef-8118-8063794e6e7a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Жариков Евгений Александрович</text:p>
          </table:table-cell>
          <table:table-cell office:value-type="string">
            <text:p>+7 (962) 9890301</text:p>
          </table:table-cell>
          <table:table-cell office:value-type="string">
            <text:p>Бокитько Борис Борисович</text:p>
          </table:table-cell>
          <table:table-cell office:value-type="string">
            <text:p>508282f3-c374-11ef-8118-8063794e6e7a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Пахомов Александр Александрович</text:p>
          </table:table-cell>
          <table:table-cell office:value-type="string">
            <text:p>+7 (985) 9289718</text:p>
          </table:table-cell>
          <table:table-cell office:value-type="string">
            <text:p>Бокитько Борис Борисович</text:p>
          </table:table-cell>
          <table:table-cell office:value-type="string">
            <text:p>55852592-c433-11ef-8118-8063794e6e7a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Парфенов Максим Сергеевич</text:p>
          </table:table-cell>
          <table:table-cell office:value-type="string">
            <text:p>+7 (965) 1451111</text:p>
          </table:table-cell>
          <table:table-cell office:value-type="string">
            <text:p>Бокитько Борис Борисович</text:p>
          </table:table-cell>
          <table:table-cell office:value-type="string">
            <text:p>2aee21c6-da58-11ef-8118-8063794e6e7a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Кононыхин Сергей Александрович</text:p>
          </table:table-cell>
          <table:table-cell office:value-type="string">
            <text:p>+7 (903) 1884245</text:p>
          </table:table-cell>
          <table:table-cell office:value-type="string">
            <text:p>Кибанова Инна Юрьевна</text:p>
          </table:table-cell>
          <table:table-cell office:value-type="string">
            <text:p>4a8c5449-dfd8-11ef-8118-8063794e6e7a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Коновалов Александр Николаевич</text:p>
          </table:table-cell>
          <table:table-cell office:value-type="string">
            <text:p>+7 (903) 9687374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a1bd164c-e216-11ef-8118-8063794e6e7a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Никитин Юрий Васильевич</text:p>
          </table:table-cell>
          <table:table-cell office:value-type="string">
            <text:p>+7 (953) 3654728</text:p>
          </table:table-cell>
          <table:table-cell office:value-type="string">
            <text:p>Кибанова Инна Юрьевна</text:p>
          </table:table-cell>
          <table:table-cell office:value-type="string">
            <text:p>8861074f-e467-11ef-8118-8063794e6e7a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Маммадова Вера Александровна</text:p>
          </table:table-cell>
          <table:table-cell office:value-type="string">
            <text:p>+7 (916) 6576518</text:p>
          </table:table-cell>
          <table:table-cell office:value-type="string">
            <text:p>Бокитько Борис Борисович</text:p>
          </table:table-cell>
          <table:table-cell office:value-type="string">
            <text:p>f1c9931d-e86a-11ef-8118-8063794e6e7a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Замула Анастасия Игоревна</text:p>
          </table:table-cell>
          <table:table-cell office:value-type="string">
            <text:p>+7 (916) 3851944</text:p>
          </table:table-cell>
          <table:table-cell office:value-type="string">
            <text:p>Ерохин Денис Андреевич</text:p>
          </table:table-cell>
          <table:table-cell office:value-type="string">
            <text:p>c44fdd15-e9de-11ef-8118-8063794e6e7a</text:p>
          </table:table-cell>
          <table:table-cell office:value-type="string">
            <text:p>3ff91d05-9d8a-11e9-8107-005056bc9ca9</text:p>
          </table:table-cell>
          <table:table-cell table:number-columns-repeated="1018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Данилов Александр Сергеевич</text:p>
          </table:table-cell>
          <table:table-cell office:value-type="string">
            <text:p>+7 (965) 1170883</text:p>
          </table:table-cell>
          <table:table-cell office:value-type="string">
            <text:p>Кибанова Инна Юрьевна</text:p>
          </table:table-cell>
          <table:table-cell office:value-type="string">
            <text:p>9c889c27-f27d-11ef-8118-8063794e6e7a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Замосковный Аркадий Викторович</text:p>
          </table:table-cell>
          <table:table-cell office:value-type="string">
            <text:p>+7 (985) 4108661</text:p>
          </table:table-cell>
          <table:table-cell office:value-type="string">
            <text:p>Бокитько Борис Борисович</text:p>
          </table:table-cell>
          <table:table-cell office:value-type="string">
            <text:p>afad4d69-f5ac-11ef-8118-8063794e6e7a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Степанович Наталия Олеговна</text:p>
          </table:table-cell>
          <table:table-cell office:value-type="string">
            <text:p>+7 (995) 9185443</text:p>
          </table:table-cell>
          <table:table-cell office:value-type="string">
            <text:p>Оленичев Дмитрий Владимирович</text:p>
          </table:table-cell>
          <table:table-cell office:value-type="string">
            <text:p>4b6da636-f5b5-11ef-8118-8063794e6e7a</text:p>
          </table:table-cell>
          <table:table-cell office:value-type="string">
            <text:p>1bd4d3a3-9dae-11ee-8118-8063794e6e7a</text:p>
          </table:table-cell>
          <table:table-cell table:number-columns-repeated="1018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Опёнышева Наталья Валентиновна</text:p>
          </table:table-cell>
          <table:table-cell office:value-type="string">
            <text:p>+7 (925) 5075172</text:p>
          </table:table-cell>
          <table:table-cell office:value-type="string">
            <text:p>Бокитько Борис Борисович</text:p>
          </table:table-cell>
          <table:table-cell office:value-type="string">
            <text:p>be9e6791-fa77-11ef-8118-8063794e6e7a</text:p>
          </table:table-cell>
          <table:table-cell office:value-type="string">
            <text:p>8bd48cb3-16e4-11ec-8113-ab5f466f9e99</text:p>
          </table:table-cell>
          <table:table-cell table:number-columns-repeated="1018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Немкин Роман Евгеньевич</text:p>
          </table:table-cell>
          <table:table-cell office:value-type="string">
            <text:p>+7 (926) 3489162</text:p>
          </table:table-cell>
          <table:table-cell office:value-type="string">
            <text:p>Кибанова Инна Юрьевна</text:p>
          </table:table-cell>
          <table:table-cell office:value-type="string">
            <text:p>baab9fb5-fcd6-11ef-8118-8063794e6e7a</text:p>
          </table:table-cell>
          <table:table-cell office:value-type="string">
            <text:p>f428f5dc-9ef7-11e8-8103-005056bc9ca9</text:p>
          </table:table-cell>
          <table:table-cell table:number-columns-repeated="1018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Любый Владислав Викторович</text:p>
          </table:table-cell>
          <table:table-cell office:value-type="string">
            <text:p>+7 (903) 286599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f1b0d50-34f7-11e0-82d3-001517ce258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Ильюшенко Вадим Петрович</text:p>
          </table:table-cell>
          <table:table-cell office:value-type="string">
            <text:p>+7 (495) 6434915</text:p>
          </table:table-cell>
          <table:table-cell office:value-type="string">
            <text:p>Жулин Павел Андреевич</text:p>
          </table:table-cell>
          <table:table-cell office:value-type="string">
            <text:p>21ac7b8c-e693-11df-8441-001517ed50fc</text:p>
          </table:table-cell>
          <table:table-cell office:value-type="string">
            <text:p>ae3ab0c8-a647-11ea-810a-005056bc9ca9</text:p>
          </table:table-cell>
          <table:table-cell table:number-columns-repeated="1018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Николенко Сергей Викторович</text:p>
          </table:table-cell>
          <table:table-cell office:value-type="string">
            <text:p>+7 (905) 539170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843dbfc-88ab-11e2-85a9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Бершанская Евгения Владимировна</text:p>
          </table:table-cell>
          <table:table-cell office:value-type="string">
            <text:p>+7 (925) 331572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36c5955-8bad-11e2-85a9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Фоменко Александр Владимирович</text:p>
          </table:table-cell>
          <table:table-cell office:value-type="string">
            <text:p>+7 (926) 2270618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d64bdb05-8bd9-11e2-85a9-e41f13beb1d2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Котлуков Дмитрий Евгеньевич</text:p>
          </table:table-cell>
          <table:table-cell office:value-type="string">
            <text:p>+7 (926) 355341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265e8cc-8ca2-11e2-85a9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Демин Вадим Валентинович</text:p>
          </table:table-cell>
          <table:table-cell office:value-type="string">
            <text:p>+7 (916) 300339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5151cbe-b712-11e3-85c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Кармацкая Софья Андреевна</text:p>
          </table:table-cell>
          <table:table-cell office:value-type="string">
            <text:p>+7 (977) 9310074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e91eab3c-582f-11e3-8651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Нагих Николай Валерьевич</text:p>
          </table:table-cell>
          <table:table-cell office:value-type="string">
            <text:p>+7 (903) 681236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32b63ab-5b4d-11e3-8651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Петров Олег Юрьевич</text:p>
          </table:table-cell>
          <table:table-cell office:value-type="string">
            <text:p>+7 (926) 0011456</text:p>
          </table:table-cell>
          <table:table-cell office:value-type="string">
            <text:p>Яцунов Иван Валерьевич</text:p>
          </table:table-cell>
          <table:table-cell office:value-type="string">
            <text:p>3f12c456-5c01-11e3-8651-e41f13beb1d2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Митронов Роман Николаевич (участок 316 КП Пушкинский лес)</text:p>
          </table:table-cell>
          <table:table-cell office:value-type="string">
            <text:p>+7 (916) 913877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a3703ec-4c15-11e2-8966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Бенедиктова Вера Анатольевна</text:p>
          </table:table-cell>
          <table:table-cell office:value-type="string">
            <text:p>+7 (985) 233621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6a4c2b2-b8e7-11e0-898e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Тумусов Семен Федотович</text:p>
          </table:table-cell>
          <table:table-cell office:value-type="string">
            <text:p>+7 (915) 413705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ac0eb6f-1f5e-11e2-8a77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Найда Анна Алексеевна</text:p>
          </table:table-cell>
          <table:table-cell office:value-type="string">
            <text:p>+7 (921) 098120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218df41-2336-11e2-8a77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Харитонов Сергей Александрович</text:p>
          </table:table-cell>
          <table:table-cell office:value-type="string">
            <text:p>+7 (919) 7779027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58441a82-2f03-11e2-8a77-e41f13beb1d2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Шумайлова Светлана Валерьевна</text:p>
          </table:table-cell>
          <table:table-cell office:value-type="string">
            <text:p>+7 (916) 222777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9377cb0-3098-11e2-8a77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Марцевой Андрей Александрович</text:p>
          </table:table-cell>
          <table:table-cell office:value-type="string">
            <text:p>+7 (967) 198465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fcbb5d6-30bc-11e2-8a77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Гольцов Максим Владимирович</text:p>
          </table:table-cell>
          <table:table-cell/>
          <table:table-cell office:value-type="string">
            <text:p>Ершов Андрей Николаевич</text:p>
          </table:table-cell>
          <table:table-cell office:value-type="string">
            <text:p>4c58f5ad-507b-11e0-8f0e-001517ce2580</text:p>
          </table:table-cell>
          <table:table-cell office:value-type="string">
            <text:p>df0e4d1e-acfb-11de-b698-001517621b98</text:p>
          </table:table-cell>
          <table:table-cell table:number-columns-repeated="1018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Шибаев Игорь Олегович</text:p>
          </table:table-cell>
          <table:table-cell office:value-type="string">
            <text:p>+7 (927) 208103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a511540-d4c4-11e1-918b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Малыхин Александр Иванович</text:p>
          </table:table-cell>
          <table:table-cell office:value-type="string">
            <text:p>+7 (916) 603806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a741234-d581-11e1-918b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Литвин Вадим Витальевич</text:p>
          </table:table-cell>
          <table:table-cell office:value-type="string">
            <text:p>+7 (985) 784292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deda3ca-fb0a-11e0-91b4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Александров Сергей Александрович</text:p>
          </table:table-cell>
          <table:table-cell office:value-type="string">
            <text:p>+7 (985) 215795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374eb9c-fecc-11e0-91b4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Родионов Роман Геннадьевич</text:p>
          </table:table-cell>
          <table:table-cell office:value-type="string">
            <text:p>+7 (903) 6601041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f3ef4b05-0476-11e1-91b5-001517ce2581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Велигорская Маргарита Сергеевна</text:p>
          </table:table-cell>
          <table:table-cell office:value-type="string">
            <text:p>+7 (903) 665389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b154450-3db3-11e1-92ed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Батырев Дмитрий Васильевич</text:p>
          </table:table-cell>
          <table:table-cell office:value-type="string">
            <text:p>+7 (495) 648590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d0f22bb-4671-11e1-92ed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Криворучко Олег Григорьевич</text:p>
          </table:table-cell>
          <table:table-cell office:value-type="string">
            <text:p>+7 (701) 8858080</text:p>
          </table:table-cell>
          <table:table-cell office:value-type="string">
            <text:p>Яцунов Иван Валерьевич</text:p>
          </table:table-cell>
          <table:table-cell office:value-type="string">
            <text:p>d4e6f0ac-93f9-11e0-96d2-001517ce2581</text:p>
          </table:table-cell>
          <table:table-cell office:value-type="string">
            <text:p>a73222ab-f8e8-11e2-b0bf-e41f13beb1d2</text:p>
          </table:table-cell>
          <table:table-cell table:number-columns-repeated="1018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Огнев Денис Александрович</text:p>
          </table:table-cell>
          <table:table-cell office:value-type="string">
            <text:p>+7 (985) 999113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4879499-9725-11e0-96d2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Рудько Вадим Леонидович</text:p>
          </table:table-cell>
          <table:table-cell office:value-type="string">
            <text:p>+7 (903) 589577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e4fd0be-c0ab-11e3-9aa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Волков Константин Сергеевич</text:p>
          </table:table-cell>
          <table:table-cell office:value-type="string">
            <text:p>+7 (916) 6699674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586fd16f-c3b7-11e3-9aa8-e41f13beb1d2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Горячев Вячеслав Борисович</text:p>
          </table:table-cell>
          <table:table-cell office:value-type="string">
            <text:p>+7 (925) 8388223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ebc8b54c-c3d7-11e3-9aa8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Новикова Галина Ивановна</text:p>
          </table:table-cell>
          <table:table-cell office:value-type="string">
            <text:p>+7 (916) 608556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e8857ed-ca1b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Попов Андрей Иванович</text:p>
          </table:table-cell>
          <table:table-cell office:value-type="string">
            <text:p>+7 (903) 727642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34a0abf-cb7a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Степанникова Алла Львовна</text:p>
          </table:table-cell>
          <table:table-cell office:value-type="string">
            <text:p>+7 (915) 055242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925d842-cc7c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Кочеткова Наталья Анатольевна</text:p>
          </table:table-cell>
          <table:table-cell office:value-type="string">
            <text:p>+7 (916) 646760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c41d684-ce9f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Брусникина Ольга Александровна</text:p>
          </table:table-cell>
          <table:table-cell office:value-type="string">
            <text:p>+7 (910) 465300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ebc604f-cf55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Комплексная поставка ООО</text:p>
          </table:table-cell>
          <table:table-cell/>
          <table:table-cell office:value-type="string">
            <text:p>Горбунов Дмитрий Павлович</text:p>
          </table:table-cell>
          <table:table-cell office:value-type="string">
            <text:p>fe1e2304-cf63-11e3-9af3-e41f13beb1d2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Шульга Денис Анатольевич</text:p>
          </table:table-cell>
          <table:table-cell office:value-type="string">
            <text:p>+7 (916) 817701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2abbe64-cf74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Шепелев Максим Валентинович</text:p>
          </table:table-cell>
          <table:table-cell office:value-type="string">
            <text:p>+7 (926) 211914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5bda72b-d027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ТСЖ "Остоженка 14" (Мовсуров Магомед Желилович)</text:p>
          </table:table-cell>
          <table:table-cell office:value-type="string">
            <text:p>+7 (985) 920201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1bdbc92-d5ce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Ольхов Алексей Владимирович</text:p>
          </table:table-cell>
          <table:table-cell office:value-type="string">
            <text:p>+7 (926) 000191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83d3875-da74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Питушкин Александр Сергеевич</text:p>
          </table:table-cell>
          <table:table-cell office:value-type="string">
            <text:p>+7 (926) 228496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f59ac47-e58a-11e3-9af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Гервик Эдуард Эдуардович</text:p>
          </table:table-cell>
          <table:table-cell/>
          <table:table-cell office:value-type="string">
            <text:p>Серебрякова Александра Дмитриевна</text:p>
          </table:table-cell>
          <table:table-cell office:value-type="string">
            <text:p>4c35c890-4f5d-11e2-9b4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Горюнова Елена Николаевна</text:p>
          </table:table-cell>
          <table:table-cell office:value-type="string">
            <text:p>+7 (919) 108967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8e7ba5f-501c-11e2-9b4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Дрепин Василий Валерьевич</text:p>
          </table:table-cell>
          <table:table-cell office:value-type="string">
            <text:p>+7 (926) 1635663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a7973366-51c1-11e2-9b4c-e41f13beb1d2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Ковалев Игорь Геннадьевич</text:p>
          </table:table-cell>
          <table:table-cell office:value-type="string">
            <text:p>+7 (926) 164513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d6fe7c5-56f5-11e2-9b4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Денисенко Ольга Валерьевна</text:p>
          </table:table-cell>
          <table:table-cell office:value-type="string">
            <text:p>+7 (916) 1377332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328ba9ae-5742-11e2-9b4c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Магницкий Николай Александрович</text:p>
          </table:table-cell>
          <table:table-cell office:value-type="string">
            <text:p>+7 (916) 056316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c36abf9-598f-11e2-9b4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Вуд Лайф</text:p>
          </table:table-cell>
          <table:table-cell/>
          <table:table-cell office:value-type="string">
            <text:p>Шаталова Елена Викторовна</text:p>
          </table:table-cell>
          <table:table-cell office:value-type="string">
            <text:p>1a744845-d7b7-11e1-9bba-e41f13beb1d2</text:p>
          </table:table-cell>
          <table:table-cell office:value-type="string">
            <text:p>9889b098-88dd-11df-9e8c-001517ce2581</text:p>
          </table:table-cell>
          <table:table-cell table:number-columns-repeated="1018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Забавников Максим Юрьевич</text:p>
          </table:table-cell>
          <table:table-cell office:value-type="string">
            <text:p>+7 (916) 814002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cdbbea1-9b91-11e2-9bc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Юнусова Олеся Александровна</text:p>
          </table:table-cell>
          <table:table-cell office:value-type="string">
            <text:p>+7 (903) 803710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257ee78-9c35-11e2-9bc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Кимов Андрей Ирекович</text:p>
          </table:table-cell>
          <table:table-cell office:value-type="string">
            <text:p>+7 (903) 290771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dee4ab3-a04a-11e2-9bc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Савченко Ирина Григорьевна</text:p>
          </table:table-cell>
          <table:table-cell office:value-type="string">
            <text:p>+7 (909) 663484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3b3fb9b-a0d7-11e2-9bc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СМКпроект ООО (Гагарин А. Н.)</text:p>
          </table:table-cell>
          <table:table-cell office:value-type="string">
            <text:p>+7 (919) 9653222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cc95dcff-a1c8-11e2-9bc3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Бортневский Владислав Николаевич</text:p>
          </table:table-cell>
          <table:table-cell office:value-type="string">
            <text:p>+7 (985) 222061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261b404-a28d-11e2-9bc3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Горбатов Дмитрий Анатольевич</text:p>
          </table:table-cell>
          <table:table-cell office:value-type="string">
            <text:p>+7 (985) 414257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89b513b-aa53-11e2-9bce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Матафонов Виктор Александрович</text:p>
          </table:table-cell>
          <table:table-cell office:value-type="string">
            <text:p>+7 (916) 5132865</text:p>
          </table:table-cell>
          <table:table-cell office:value-type="string">
            <text:p>Шуманский Андрей Геннадьевич</text:p>
          </table:table-cell>
          <table:table-cell office:value-type="string">
            <text:p>39548d7d-acc7-11e2-9bce-e41f13beb1d2</text:p>
          </table:table-cell>
          <table:table-cell office:value-type="string">
            <text:p>394a0c3d-62ea-11e7-80f8-005056bc9ca9</text:p>
          </table:table-cell>
          <table:table-cell table:number-columns-repeated="1018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Никитина Елена Александровна</text:p>
          </table:table-cell>
          <table:table-cell office:value-type="string">
            <text:p>+7 (985) 233927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0fada79-ad6c-11e2-9bce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Тесис Яков Савельевич</text:p>
          </table:table-cell>
          <table:table-cell office:value-type="string">
            <text:p>+7 (903) 616010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dd457d5-6843-11e1-9bd4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Олейник Андрей Викторович</text:p>
          </table:table-cell>
          <table:table-cell office:value-type="string">
            <text:p>+7 (926) 275754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832b04a-916d-11e2-9e29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Филиппова Любовь Николаевна</text:p>
          </table:table-cell>
          <table:table-cell office:value-type="string">
            <text:p>+7 (916) 325601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2f76bcb-9525-11e2-9e29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Ранчин Сергей Олегович</text:p>
          </table:table-cell>
          <table:table-cell office:value-type="string">
            <text:p>+7 (916) 2100849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531387cd-952e-11e2-9e29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Гришина Полина Юрьевна</text:p>
          </table:table-cell>
          <table:table-cell office:value-type="string">
            <text:p>+7 (987) 974830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48922cd-9548-11e2-9e29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Казаков Владимир Владимирович (КП Н.О. участок 26)</text:p>
          </table:table-cell>
          <table:table-cell office:value-type="string">
            <text:p>+7 (926) 311078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587f2ac-954a-11e2-9e29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Авруцкий Георгий Владимирович</text:p>
          </table:table-cell>
          <table:table-cell office:value-type="string">
            <text:p>+7 (903) 768007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cf7aa3a-96ac-11e2-9e29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Бачинский Олег Васильевич</text:p>
          </table:table-cell>
          <table:table-cell office:value-type="string">
            <text:p>+7 (985) 410001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2449ac6-96d5-11e2-9e29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Шевцов Геннадий Александрович</text:p>
          </table:table-cell>
          <table:table-cell office:value-type="string">
            <text:p>+7 (910) 4438135</text:p>
          </table:table-cell>
          <table:table-cell office:value-type="string">
            <text:p>Семенин Максим Борисович</text:p>
          </table:table-cell>
          <table:table-cell office:value-type="string">
            <text:p>647662c9-97bf-11e2-9e29-e41f13beb1d2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Осинцева Ольга Владимировна</text:p>
          </table:table-cell>
          <table:table-cell office:value-type="string">
            <text:p>+7 (916) 6234018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c1322b87-991a-11e2-9e29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Бурцев Игорь Юрьевич</text:p>
          </table:table-cell>
          <table:table-cell office:value-type="string">
            <text:p>+7 (903) 5498576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41a77014-6cad-11df-9e8c-001517ce2581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Майзенберг Филипп Сергеевич</text:p>
          </table:table-cell>
          <table:table-cell office:value-type="string">
            <text:p>+7 (985) 7635296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a41b2122-8b63-11df-9e8c-001517ce2581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Гусев Евгений Владимирович</text:p>
          </table:table-cell>
          <table:table-cell office:value-type="string">
            <text:p>+7 (985) 784863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8282397-93cc-11df-9e8c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Партнер-Ст ООО</text:p>
          </table:table-cell>
          <table:table-cell office:value-type="string">
            <text:p>+7 (926) 294694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3ddc269-6249-11e3-a0b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Анциферов Александр Егорович</text:p>
          </table:table-cell>
          <table:table-cell office:value-type="string">
            <text:p>+7 (926) 3692424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8af8bfcf-6952-11e3-a0b4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Митрохин Дмитрий Борисович</text:p>
          </table:table-cell>
          <table:table-cell office:value-type="string">
            <text:p>+7 (903) 2417191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3e55ed4a-6bb4-11e3-a0b4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Бензо Максим Владимирович</text:p>
          </table:table-cell>
          <table:table-cell office:value-type="string">
            <text:p>+7 (914) 866216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71eed02-7832-11e3-a0b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Одноволова Ольга Владиславовна</text:p>
          </table:table-cell>
          <table:table-cell office:value-type="string">
            <text:p>+7 (903) 790355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2e39862-87ff-11e3-a0b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Сыровой Петр Владимирович</text:p>
          </table:table-cell>
          <table:table-cell office:value-type="string">
            <text:p>+7 (495) 518553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3ba5ead-8a5a-11e3-a0b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Чикин Павел Геннадьевич</text:p>
          </table:table-cell>
          <table:table-cell office:value-type="string">
            <text:p>+7 (903) 724959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1f4935c-8d5f-11e3-a0b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Маклецов Сергей Александрович</text:p>
          </table:table-cell>
          <table:table-cell office:value-type="string">
            <text:p>+7 (915) 420010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232580a-8e4a-11e3-a0b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Алесинская Мария Евгеньевна</text:p>
          </table:table-cell>
          <table:table-cell office:value-type="string">
            <text:p>+7 (916) 685985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6d2a7b3-8fd9-11e3-a0b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Лукъянчиков Михаил Иванович</text:p>
          </table:table-cell>
          <table:table-cell office:value-type="string">
            <text:p>+7 (903) 7230765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93a34412-8fec-11e3-a0b4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Гнатюк Сергей Дмитриевич</text:p>
          </table:table-cell>
          <table:table-cell office:value-type="string">
            <text:p>+7 (916) 220013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73f670c-946f-11e3-a0b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Пензин Алексей Геннадьевич</text:p>
          </table:table-cell>
          <table:table-cell office:value-type="string">
            <text:p>+7 (925) 508740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031dc47-9d44-11e3-a0b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Ермоченко Елена Владимировна</text:p>
          </table:table-cell>
          <table:table-cell office:value-type="string">
            <text:p>+7 (926) 217403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30fd8fd-0792-11e1-a11e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Игнатенко Олеся Валерьевна</text:p>
          </table:table-cell>
          <table:table-cell office:value-type="string">
            <text:p>+7 (985) 9706735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a1174560-a383-11e3-a140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Шабарин Максим Викторович</text:p>
          </table:table-cell>
          <table:table-cell office:value-type="string">
            <text:p>+7 (921) 507853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587b053-a915-11e3-a140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Левин Геннадий Семенович</text:p>
          </table:table-cell>
          <table:table-cell office:value-type="string">
            <text:p>+7 (919) 927799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f3a2331-a9b0-11e3-a140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Хашиев Осман Абдул-Мажитович</text:p>
          </table:table-cell>
          <table:table-cell office:value-type="string">
            <text:p>+7 (985) 761778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1a0ed89-ae7b-11e3-a140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Орлова Ирина Васильевна</text:p>
          </table:table-cell>
          <table:table-cell office:value-type="string">
            <text:p>+7 (903) 5237338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f951db1f-ae7c-11e3-a140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Лисицына Татьяна Юрьевна</text:p>
          </table:table-cell>
          <table:table-cell office:value-type="string">
            <text:p>+7 (903) 723325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9b073e8-af40-11e3-a140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Морозова Фрида Александровна</text:p>
          </table:table-cell>
          <table:table-cell office:value-type="string">
            <text:p>+7 (928) 274118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91c6549-b59b-11e3-a140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Литвинова Людмила Никитична</text:p>
          </table:table-cell>
          <table:table-cell office:value-type="string">
            <text:p>+7 (985) 773149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ca584e9-b5bc-11e3-a140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Литвинов Сергей Витальевич/Янчевская Ирина Игоревна/Литвинова Марина Владимировна</text:p>
          </table:table-cell>
          <table:table-cell office:value-type="string">
            <text:p>+7 (916) 7785075</text:p>
          </table:table-cell>
          <table:table-cell office:value-type="string">
            <text:p>Жулин Павел Андреевич</text:p>
          </table:table-cell>
          <table:table-cell office:value-type="string">
            <text:p>d42503f0-6ffd-11e1-a1b6-001517ce2581</text:p>
          </table:table-cell>
          <table:table-cell office:value-type="string">
            <text:p>ae3ab0c8-a647-11ea-810a-005056bc9ca9</text:p>
          </table:table-cell>
          <table:table-cell table:number-columns-repeated="1018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Морилов Максим Владимирович</text:p>
          </table:table-cell>
          <table:table-cell office:value-type="string">
            <text:p>+7 (985) 411232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22188f0-a2e6-11e0-a353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Куринной Игорь Игоревич</text:p>
          </table:table-cell>
          <table:table-cell office:value-type="string">
            <text:p>+7 (926) 275478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7f08172-a9f6-11e0-a353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Андреева Ольга Анатольевна</text:p>
          </table:table-cell>
          <table:table-cell office:value-type="string">
            <text:p>+7 (905) 521586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420e7a4-18a4-11e0-a3b9-001517ed50fc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СтройРесурс ТД ООО</text:p>
          </table:table-cell>
          <table:table-cell/>
          <table:table-cell office:value-type="string">
            <text:p>Гриценко Андрей Николаевич</text:p>
          </table:table-cell>
          <table:table-cell office:value-type="string">
            <text:p>9c810acd-e77a-11e1-a494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Филиппов Александр Геннадьевич</text:p>
          </table:table-cell>
          <table:table-cell office:value-type="string">
            <text:p>+7 (903) 1557343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e41f8bc0-ed27-11e1-a494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Корчагин Алексей Владимирович</text:p>
          </table:table-cell>
          <table:table-cell office:value-type="string">
            <text:p>+7 (964) 510153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3ff72d9-f014-11e1-a49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Степанов Юрий Валериевич</text:p>
          </table:table-cell>
          <table:table-cell office:value-type="string">
            <text:p>+7 (916) 201214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5d4b978-0d13-11e1-a501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Ушачев Александр Юрьевич</text:p>
          </table:table-cell>
          <table:table-cell office:value-type="string">
            <text:p>+7 (985) 1827744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0401ccb3-0f88-11e1-a501-001517ce2581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Варфоломеев Николай Нилович</text:p>
          </table:table-cell>
          <table:table-cell office:value-type="string">
            <text:p>+7 (916) 659434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01031e6-2635-11e1-a501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Вавилов Вячеслав Валерьевич</text:p>
          </table:table-cell>
          <table:table-cell office:value-type="string">
            <text:p>+7 (903) 726703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259a427-6fd0-11e0-a5c2-bcaec504f71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Русин Станислав Александрович</text:p>
          </table:table-cell>
          <table:table-cell office:value-type="string">
            <text:p>+7 (910) 423168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e99a973-77ac-11e0-a8cc-bcaec504f71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Куренков Виктор Александрович</text:p>
          </table:table-cell>
          <table:table-cell office:value-type="string">
            <text:p>+7 (926) 4140333</text:p>
          </table:table-cell>
          <table:table-cell office:value-type="string">
            <text:p>Филимонова Олеся Сергеевна</text:p>
          </table:table-cell>
          <table:table-cell office:value-type="string">
            <text:p>c53c3f9a-a250-11e0-a9ed-001517ce2581</text:p>
          </table:table-cell>
          <table:table-cell office:value-type="string">
            <text:p>be705974-7e16-11ee-8118-8063794e6e7a</text:p>
          </table:table-cell>
          <table:table-cell table:number-columns-repeated="1018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Гарненко Ирина Александровна</text:p>
          </table:table-cell>
          <table:table-cell office:value-type="string">
            <text:p>+7 (916) 902500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dd8286c-a25c-11e0-a9ed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Королев Юрий Евгеньевич</text:p>
          </table:table-cell>
          <table:table-cell office:value-type="string">
            <text:p>+7 (985) 643382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4433a5f-4a1d-11e0-abd0-001517ce2580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Акиньшина Елена Васильевна</text:p>
          </table:table-cell>
          <table:table-cell office:value-type="string">
            <text:p>+7 (916) 280657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5bd697eb-0bb8-11e2-ad30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Пасько Игорь Петрович</text:p>
          </table:table-cell>
          <table:table-cell office:value-type="string">
            <text:p>+7 (967) 143555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8da5813-0ec0-11e2-ad30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Ноговицын Иван Анатольевич</text:p>
          </table:table-cell>
          <table:table-cell office:value-type="string">
            <text:p>+7 (925) 517577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612ea4c-0f89-11e2-ad30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Нерослова Юлия Александровна</text:p>
          </table:table-cell>
          <table:table-cell office:value-type="string">
            <text:p>+7 (902) 473334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98f5ffa-1074-11e2-ad30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Маринин Алексей Владимирович</text:p>
          </table:table-cell>
          <table:table-cell office:value-type="string">
            <text:p>+7 (925) 2946941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dcf228e6-321b-11e2-ae6a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Кравцов Дмитрий Александрович</text:p>
          </table:table-cell>
          <table:table-cell office:value-type="string">
            <text:p>+7 (916) 124962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f00a348-3240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Коротицкий Виктор Иванович (участок 315 КП Пушкинский Лес)</text:p>
          </table:table-cell>
          <table:table-cell office:value-type="string">
            <text:p>+7 (915) 360833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5b5fc29-3244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Малафаев Василий Андреевич/Силкин Сергей Николаевич (участок 22 КП Н.О.)</text:p>
          </table:table-cell>
          <table:table-cell office:value-type="string">
            <text:p>+7 (964) 648473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d26599a-32e3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Антонец Роман Владимирович</text:p>
          </table:table-cell>
          <table:table-cell office:value-type="string">
            <text:p>+7 (916) 3682969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fcd085d2-32e3-11e2-ae6a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Маркелов Александр Сергеевич</text:p>
          </table:table-cell>
          <table:table-cell office:value-type="string">
            <text:p>+7 (916) 525417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dcead53-3315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Дамаскин Андрей Андреевич</text:p>
          </table:table-cell>
          <table:table-cell office:value-type="string">
            <text:p>+7 (903) 763236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72cc700-37b2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Князев Антон Алексеевич</text:p>
          </table:table-cell>
          <table:table-cell office:value-type="string">
            <text:p>+7 (916) 618417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4512bdd-3930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Морозов Александр Александрович</text:p>
          </table:table-cell>
          <table:table-cell office:value-type="string">
            <text:p>+7 (916) 500730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1583fe4-3a23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Воробьёв <text:s/>Илья Валентинович</text:p>
          </table:table-cell>
          <table:table-cell office:value-type="string">
            <text:p>+7 (916) 501730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65fb576-4113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Матвеюк Сергей Викторович</text:p>
          </table:table-cell>
          <table:table-cell office:value-type="string">
            <text:p>+7 (985) 392912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aee56c0-4113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Кондрашин Денис Владиславович</text:p>
          </table:table-cell>
          <table:table-cell office:value-type="string">
            <text:p>+7 (916) 5001488</text:p>
          </table:table-cell>
          <table:table-cell office:value-type="string">
            <text:p>Харбедия Олег Валикович</text:p>
          </table:table-cell>
          <table:table-cell office:value-type="string">
            <text:p>909c8511-42af-11e2-ae6a-e41f13beb1d2</text:p>
          </table:table-cell>
          <table:table-cell office:value-type="string">
            <text:p>104f8d7a-2807-11e6-80e8-005056bc9ca9</text:p>
          </table:table-cell>
          <table:table-cell table:number-columns-repeated="1018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Усадьба Разумовского (СТРОЙМОНТАЖ ООО)</text:p>
          </table:table-cell>
          <table:table-cell/>
          <table:table-cell office:value-type="string">
            <text:p>Габолаев Руслан Вячеславович</text:p>
          </table:table-cell>
          <table:table-cell office:value-type="string">
            <text:p>2004b6b5-443c-11e2-ae6a-e41f13beb1d2</text:p>
          </table:table-cell>
          <table:table-cell office:value-type="string">
            <text:p>0216ef6a-8e73-11df-9e8c-001517ce2581</text:p>
          </table:table-cell>
          <table:table-cell table:number-columns-repeated="1018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Речкина Оксана Семеновна</text:p>
          </table:table-cell>
          <table:table-cell office:value-type="string">
            <text:p>+7 (925) 017909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3adbd57-45bb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Найденко Валерий Иванович</text:p>
          </table:table-cell>
          <table:table-cell office:value-type="string">
            <text:p>+7 (903) 215421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1ddaa49-469a-11e2-ae6a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Жиров Павел Михайлович</text:p>
          </table:table-cell>
          <table:table-cell office:value-type="string">
            <text:p>+7 (968) 715834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b73e70a-f8f0-11e2-b0bf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Мироманов Александр Юрьевич/Блынская Елена Михайловна</text:p>
          </table:table-cell>
          <table:table-cell office:value-type="string">
            <text:p>+7 (916) 1341116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ea055bc2-fc44-11e2-b0bf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Фирстова Светлана Александровна</text:p>
          </table:table-cell>
          <table:table-cell office:value-type="string">
            <text:p>+7 (905) 554536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cc40629-fda3-11e2-b0bf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Зарубина Оксана Николаевна</text:p>
          </table:table-cell>
          <table:table-cell office:value-type="string">
            <text:p>+7 (926) 364912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2b0f2f9-fea9-11e2-b0bf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Арбеев Сергей Константинович</text:p>
          </table:table-cell>
          <table:table-cell office:value-type="string">
            <text:p>+7 (916) 641757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51ea7af-a561-11e1-b10e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Которов Иван Викторович</text:p>
          </table:table-cell>
          <table:table-cell office:value-type="string">
            <text:p>+7 (985) 2319669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a6f0330e-aa13-11e1-b10e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Белобородов Алексей Олегович</text:p>
          </table:table-cell>
          <table:table-cell office:value-type="string">
            <text:p>+7 (906) 761065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c36ae1c-abbc-11e1-b10e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Боброва Валентина Николаевна</text:p>
          </table:table-cell>
          <table:table-cell office:value-type="string">
            <text:p>+7 (910) 446586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f7faf97-13fd-11e0-b121-001517ed50fc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Федотов Павел Юрьевич/Федотов Юрий Михайлович</text:p>
          </table:table-cell>
          <table:table-cell office:value-type="string">
            <text:p>+7 (916) 123953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be8b5857-517b-11e1-b286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Воробьева Ирина Георгиевна (Цыркин Б.Л.)</text:p>
          </table:table-cell>
          <table:table-cell office:value-type="string">
            <text:p>+7 (985) 922584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6291ff7-eaf1-11e3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Канафеев Ильдар Радмирович</text:p>
          </table:table-cell>
          <table:table-cell office:value-type="string">
            <text:p>+7 (926) 9902889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89915060-eb10-11e3-b2cd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Петри Анна Николаевна</text:p>
          </table:table-cell>
          <table:table-cell office:value-type="string">
            <text:p>+7 (903) 755178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7bd760f-ed75-11e3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Жилина Наиля Тахировна</text:p>
          </table:table-cell>
          <table:table-cell office:value-type="string">
            <text:p>+7 (925) 9021052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f710edb5-ee2a-11e3-b2cd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Никонов Александр Янович</text:p>
          </table:table-cell>
          <table:table-cell office:value-type="string">
            <text:p>+7 (915) 0812516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d329f545-f086-11e3-b2cd-e41f13beb1d2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Дмитрив Эдуард Ярославович</text:p>
          </table:table-cell>
          <table:table-cell office:value-type="string">
            <text:p>+7 (926) 361667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97d4dca-f213-11e3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Семакин Эдуард Юрьевич</text:p>
          </table:table-cell>
          <table:table-cell office:value-type="string">
            <text:p>+7 (916) 260120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d76ced7-fadf-11e3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Харин Родион Олегович</text:p>
          </table:table-cell>
          <table:table-cell office:value-type="string">
            <text:p>+7 (980) 741007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e271746-fd49-11e3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Миронова Инна Юрьевна</text:p>
          </table:table-cell>
          <table:table-cell office:value-type="string">
            <text:p>+7 (926) 577970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bb324f9-01b7-11e4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Амбарцумова Нина Георгиевна</text:p>
          </table:table-cell>
          <table:table-cell office:value-type="string">
            <text:p>+7 (916) 910728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824be5b-0428-11e4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Корсунов Олег Юрьевич</text:p>
          </table:table-cell>
          <table:table-cell office:value-type="string">
            <text:p>+7 (916) 686479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f387bf1-07fe-11e4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Колташова Ольга Викторовна</text:p>
          </table:table-cell>
          <table:table-cell office:value-type="string">
            <text:p>+7 (917) 593052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dbacf6b-0bdb-11e4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Зарубин Михаил Алексеевич</text:p>
          </table:table-cell>
          <table:table-cell office:value-type="string">
            <text:p>+7 (926) 7964227</text:p>
          </table:table-cell>
          <table:table-cell office:value-type="string">
            <text:p>Ярославцев Степан Сергеевич</text:p>
          </table:table-cell>
          <table:table-cell office:value-type="string">
            <text:p>6e3159fe-0d92-11e4-b2cd-e41f13beb1d2</text:p>
          </table:table-cell>
          <table:table-cell office:value-type="string">
            <text:p>d40740b3-2ecc-11e5-80d3-005056bccfc6</text:p>
          </table:table-cell>
          <table:table-cell table:number-columns-repeated="1018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Манжелевская Наталья Алексеевна</text:p>
          </table:table-cell>
          <table:table-cell office:value-type="string">
            <text:p>+7 (903) 333333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d8ffb96-0d98-11e4-b2cd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Гатилов Денис Алексеевич</text:p>
          </table:table-cell>
          <table:table-cell office:value-type="string">
            <text:p>+7 (915) 397208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a5f1110-01c1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Шумскис Юрийс</text:p>
          </table:table-cell>
          <table:table-cell office:value-type="string">
            <text:p>+7 (985) 210437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a8eba17-0651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Бердышева Елизовета Тимофеевна</text:p>
          </table:table-cell>
          <table:table-cell office:value-type="string">
            <text:p>+7 (906) 177700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51daa74-0977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Мануйлов Константин Григорьевич</text:p>
          </table:table-cell>
          <table:table-cell office:value-type="string">
            <text:p>+7 (910) 4633047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6b09b3b2-0986-11e3-b4a4-e41f13beb1d2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Ильинова Людмида Игоревна / Ильинов Олег Анатольевич</text:p>
          </table:table-cell>
          <table:table-cell office:value-type="string">
            <text:p>+7 (965) 2263012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0ef2d20d-13bb-11e3-b4a4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Цыркин Борис Леонидович</text:p>
          </table:table-cell>
          <table:table-cell office:value-type="string">
            <text:p>+7 (985) 9225847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ee0562fc-19ff-11e3-b4a4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Плишкин Дмитрий Николаевич</text:p>
          </table:table-cell>
          <table:table-cell office:value-type="string">
            <text:p>+7 (910) 4082127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4b6eafc7-1c3f-11e3-b4a4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Титов Олег Павлович</text:p>
          </table:table-cell>
          <table:table-cell office:value-type="string">
            <text:p>+7 (916) 924364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8f57b28-2438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Анисимов Борис Юрьевич</text:p>
          </table:table-cell>
          <table:table-cell office:value-type="string">
            <text:p>+7 (917) 441821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fe25465-25b0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Ким Фалис</text:p>
          </table:table-cell>
          <table:table-cell office:value-type="string">
            <text:p>+7 (777) 823928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bb81a7bc-2830-11e3-b4a4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Просветова Наталия Михайловна</text:p>
          </table:table-cell>
          <table:table-cell office:value-type="string">
            <text:p>+7 (985) 967226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de0d47a-2b4e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Гусева Ольга Юрьевна</text:p>
          </table:table-cell>
          <table:table-cell office:value-type="string">
            <text:p>+7 (903) 2476177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78ee1df8-3242-11e3-b4a4-e41f13beb1d2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Снежневский Владимир Валерьевич</text:p>
          </table:table-cell>
          <table:table-cell office:value-type="string">
            <text:p>+7 (916) 248282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dd9c9c1-370a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ГУД ВУД-СитиСтрой ООО</text:p>
          </table:table-cell>
          <table:table-cell office:value-type="string">
            <text:p>+7 (495) 229477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d98d332-3b2e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Солдатов Василий Георгиевич</text:p>
          </table:table-cell>
          <table:table-cell office:value-type="string">
            <text:p>+7 (916) 3559815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e338dc2e-3beb-11e3-b4a4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Дзямко-Гамулец Адриана Сергеевна</text:p>
          </table:table-cell>
          <table:table-cell office:value-type="string">
            <text:p>+7 (915) 433755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63b581e-3d7d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Волога Сергей Григорьевич</text:p>
          </table:table-cell>
          <table:table-cell office:value-type="string">
            <text:p>+7 (917) 534572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fb2eebb-51a8-11e3-b4a4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Кошарновская Наталья Георгиевна</text:p>
          </table:table-cell>
          <table:table-cell office:value-type="string">
            <text:p>+7 (910) 4017635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fe1aacf6-5341-11e3-b4a4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Васильев Константин Рубенович</text:p>
          </table:table-cell>
          <table:table-cell office:value-type="string">
            <text:p>+7 (915) 4464458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0f96885d-b0cd-11e2-b51c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Волков Николай Николаевич-</text:p>
          </table:table-cell>
          <table:table-cell office:value-type="string">
            <text:p>+7 (916) 695090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e22c2dd-b179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Машечкова Ирина Генриховна</text:p>
          </table:table-cell>
          <table:table-cell office:value-type="string">
            <text:p>+7 (926) 613386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6ea945c-b647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Ермолаев Александр Александрович</text:p>
          </table:table-cell>
          <table:table-cell office:value-type="string">
            <text:p>+7 (910) 303185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d82381b-b6e4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Терентьев Владимир Владимирович</text:p>
          </table:table-cell>
          <table:table-cell office:value-type="string">
            <text:p>+7 (909) 621748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8da27ef-b70d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Бадминтон Плаза</text:p>
          </table:table-cell>
          <table:table-cell/>
          <table:table-cell office:value-type="string">
            <text:p>Серебрякова Александра Дмитриевна</text:p>
          </table:table-cell>
          <table:table-cell office:value-type="string">
            <text:p>745453a7-bb9a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Цивилева Елена Сергеевна</text:p>
          </table:table-cell>
          <table:table-cell office:value-type="string">
            <text:p>+7 (916) 901466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015477c-bbc0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Гаврилова Светлана Владимировна/Дубинин Илья Петрович</text:p>
          </table:table-cell>
          <table:table-cell office:value-type="string">
            <text:p>+7 (925) 567334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98db77a-bd62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Милокумова Елена Владимировна</text:p>
          </table:table-cell>
          <table:table-cell office:value-type="string">
            <text:p>+7 (916) 5278557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bd03965c-c2c8-11e2-b51c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Батурский Артур Витальевич</text:p>
          </table:table-cell>
          <table:table-cell office:value-type="string">
            <text:p>+7 (917) 5821692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36be315d-c798-11e2-b51c-e41f13beb1d2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Зайниева Виктория Александровна (Зайниев Тимур Гафурович)</text:p>
          </table:table-cell>
          <table:table-cell office:value-type="string">
            <text:p>+7 (968) 603910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4f64d7e-c927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Ушакова Анна Сергеевна</text:p>
          </table:table-cell>
          <table:table-cell office:value-type="string">
            <text:p>+7 (916) 201521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652870d-ca87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Соколянский Дмитрий Иванович</text:p>
          </table:table-cell>
          <table:table-cell office:value-type="string">
            <text:p>+7 (915) 002907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c213f8c-cb71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Филимонов Григорий Владимирович (ГВДЕ)</text:p>
          </table:table-cell>
          <table:table-cell office:value-type="string">
            <text:p>+7 (929) 6403394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f3d2b23-d596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Авдеев Александр Сергеевич</text:p>
          </table:table-cell>
          <table:table-cell office:value-type="string">
            <text:p>+7 (999) 2223311</text:p>
          </table:table-cell>
          <table:table-cell office:value-type="string">
            <text:p>Семенин Максим Борисович</text:p>
          </table:table-cell>
          <table:table-cell office:value-type="string">
            <text:p>12ed2ded-da4f-11e2-b51c-e41f13beb1d2</text:p>
          </table:table-cell>
          <table:table-cell office:value-type="string">
            <text:p>f35d5aaa-c931-11e3-bf8a-e41f13beb1d2</text:p>
          </table:table-cell>
          <table:table-cell table:number-columns-repeated="1018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Никитин Андрей Сергеевич</text:p>
          </table:table-cell>
          <table:table-cell office:value-type="string">
            <text:p>+7 (967) 198396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8d95a34-dd99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Кузнецов Жан Анзорьевич</text:p>
          </table:table-cell>
          <table:table-cell office:value-type="string">
            <text:p>+7 (902) 555599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cbc2076-f1f8-11e2-b51c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Антипов Александр Владимирович</text:p>
          </table:table-cell>
          <table:table-cell office:value-type="string">
            <text:p>+7 (916) 2699146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cbe8a583-f2c7-11e2-b51c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Никитин Юрий Владимирович</text:p>
          </table:table-cell>
          <table:table-cell office:value-type="string">
            <text:p>+7 (903) 363871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c1d22c9-10aa-11df-b69c-001517621b98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Еремина Ирина Валентиновна</text:p>
          </table:table-cell>
          <table:table-cell/>
          <table:table-cell office:value-type="string">
            <text:p>Серебрякова Александра Дмитриевна</text:p>
          </table:table-cell>
          <table:table-cell office:value-type="string">
            <text:p>5075774a-319d-11df-b69d-001517621b98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Кондратьева Елена Владимировна</text:p>
          </table:table-cell>
          <table:table-cell office:value-type="string">
            <text:p>+7 (916) 312328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547061f-bcdc-11e0-b6b3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Снытко Виталий Владимирович</text:p>
          </table:table-cell>
          <table:table-cell office:value-type="string">
            <text:p>+7 (985) 367080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d53d36a-c258-11e0-b6b3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Кириллова Наталья Борисовна</text:p>
          </table:table-cell>
          <table:table-cell office:value-type="string">
            <text:p>+7 (985) 921589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558e5b1-7907-11e2-b7b7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Соболев Дмитрий Алексеевич</text:p>
          </table:table-cell>
          <table:table-cell office:value-type="string">
            <text:p>+7 (906) 7253232</text:p>
          </table:table-cell>
          <table:table-cell office:value-type="string">
            <text:p>Белоусова Анна Евгеньевна</text:p>
          </table:table-cell>
          <table:table-cell office:value-type="string">
            <text:p>a8505677-c8ea-11e0-b803-001517ce2581</text:p>
          </table:table-cell>
          <table:table-cell office:value-type="string">
            <text:p>fe06a69f-3fa8-11e7-80f6-005056bc9ca9</text:p>
          </table:table-cell>
          <table:table-cell table:number-columns-repeated="1018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Соснихин Андрей Владимирович</text:p>
          </table:table-cell>
          <table:table-cell office:value-type="string">
            <text:p>+7 (916) 6350713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0c067c26-c96d-11e0-b803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Садков Дмитрий Владимирович</text:p>
          </table:table-cell>
          <table:table-cell office:value-type="string">
            <text:p>+7 (903) 1368780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7d457ae9-ca3a-11e0-b803-001517ce2581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Соболев Сергей Васильевич</text:p>
          </table:table-cell>
          <table:table-cell office:value-type="string">
            <text:p>+7 (925) 7403644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da92adcf-cb38-11e0-b803-001517ce2581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Свистельникова Юлия Геннадьевна</text:p>
          </table:table-cell>
          <table:table-cell/>
          <table:table-cell office:value-type="string">
            <text:p>Серебрякова Александра Дмитриевна</text:p>
          </table:table-cell>
          <table:table-cell office:value-type="string">
            <text:p>53df0201-ce31-11e0-b803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Дорожная инфраструктура и сервис ОАО</text:p>
          </table:table-cell>
          <table:table-cell/>
          <table:table-cell office:value-type="string">
            <text:p>Струев Вячеслав Сергеевич</text:p>
          </table:table-cell>
          <table:table-cell office:value-type="string">
            <text:p>f3abb23d-a72b-11e2-baf7-e41f13beb1d2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Графская Ирина Геннадьевна</text:p>
          </table:table-cell>
          <table:table-cell office:value-type="string">
            <text:p>+7 (927) 9042406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0db674e-a744-11e2-baf7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Дьяченко Андрей Николаевич</text:p>
          </table:table-cell>
          <table:table-cell office:value-type="string">
            <text:p>+7 (909) 950236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3ec3ab4-a803-11e2-baf7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Дунаев Сергей Михайлович</text:p>
          </table:table-cell>
          <table:table-cell office:value-type="string">
            <text:p>+7 (000) 000000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a46087d1-13eb-11e4-bc9e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Девлет-Кильдеев Николай Александрович</text:p>
          </table:table-cell>
          <table:table-cell office:value-type="string">
            <text:p>+7 (905) 577402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11c93f70-1580-11e4-bc9e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Лесная Газета ООО</text:p>
          </table:table-cell>
          <table:table-cell office:value-type="string">
            <text:p>+7 (921) 0671477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94f04b2-237c-11e4-bc9e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Хисматуллина Наталия Дмитриевна</text:p>
          </table:table-cell>
          <table:table-cell office:value-type="string">
            <text:p>+7 (985) 9219911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993f2b18-2473-11e4-bc9e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Мерзлякова Светлана Федоровна</text:p>
          </table:table-cell>
          <table:table-cell office:value-type="string">
            <text:p>+7 (985) 2335258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d15f3e42-26c2-11e4-bc9e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Жуковская Юлия Вадимовна</text:p>
          </table:table-cell>
          <table:table-cell office:value-type="string">
            <text:p>+7 (926) 520550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e85bb37b-284a-11e4-bc9e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Бронич Борис Александрович</text:p>
          </table:table-cell>
          <table:table-cell office:value-type="string">
            <text:p>+7 (925) 234238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ba63e48-2ced-11e4-bc9e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Сапожников Сергей Викторович</text:p>
          </table:table-cell>
          <table:table-cell office:value-type="string">
            <text:p>+7 (916) 6724364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53cff05e-3024-11e4-bc9e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Давыдов Алексей Валентинович</text:p>
          </table:table-cell>
          <table:table-cell/>
          <table:table-cell office:value-type="string">
            <text:p>Серебрякова Александра Дмитриевна</text:p>
          </table:table-cell>
          <table:table-cell office:value-type="string">
            <text:p>5823fd6d-9a1c-11df-bd94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Яма Вячеслав Борисович</text:p>
          </table:table-cell>
          <table:table-cell office:value-type="string">
            <text:p>+7 (903) 334514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5371d405-9ae1-11df-bd94-001517ce2581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Широков Владимир Арсеньевич</text:p>
          </table:table-cell>
          <table:table-cell office:value-type="string">
            <text:p>+7 (903) 7227846</text:p>
          </table:table-cell>
          <table:table-cell office:value-type="string">
            <text:p>Васильев Кирилл Сергеевич</text:p>
          </table:table-cell>
          <table:table-cell office:value-type="string">
            <text:p>7e50fbb5-bbea-11df-bd94-001517ce2581</text:p>
          </table:table-cell>
          <table:table-cell office:value-type="string">
            <text:p>8fffebc3-ed85-11e4-80cc-005056b497c0</text:p>
          </table:table-cell>
          <table:table-cell table:number-columns-repeated="1018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Никифоров Андрей Анатольевич</text:p>
          </table:table-cell>
          <table:table-cell office:value-type="string">
            <text:p>+7 (903) 9609529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618a6a7e-7833-11e1-bde8-001517ce2581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Балабанов Алексей Юрьевич</text:p>
          </table:table-cell>
          <table:table-cell office:value-type="string">
            <text:p>+7 (916) 8076929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1494a83-5d59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Королев Сергей Вячеславович</text:p>
          </table:table-cell>
          <table:table-cell office:value-type="string">
            <text:p>+7 (916) 0630212</text:p>
          </table:table-cell>
          <table:table-cell office:value-type="string">
            <text:p>Тишунина Екатерина Александровна</text:p>
          </table:table-cell>
          <table:table-cell office:value-type="string">
            <text:p>61cde9e8-5f0b-11e2-be68-e41f13beb1d2</text:p>
          </table:table-cell>
          <table:table-cell office:value-type="string">
            <text:p>852b5b35-8d5a-11e3-a0b4-e41f13beb1d2</text:p>
          </table:table-cell>
          <table:table-cell table:number-columns-repeated="1018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Царев Артем Валерьевич</text:p>
          </table:table-cell>
          <table:table-cell office:value-type="string">
            <text:p>+7 (968) 443398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432fe8cd-5f11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Горячев Глеб Анатольевич</text:p>
          </table:table-cell>
          <table:table-cell office:value-type="string">
            <text:p>+7 (916) 6706108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c56c6c1e-5fe3-11e2-be68-e41f13beb1d2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Таранова Евгения Ивановна</text:p>
          </table:table-cell>
          <table:table-cell office:value-type="string">
            <text:p>+7 (965) 2096785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507e6fab-679c-11e2-be68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Демидов Игорь Леонидович</text:p>
          </table:table-cell>
          <table:table-cell office:value-type="string">
            <text:p>+7 (915) 107507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a739acf-6aab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Шадрин Алексей Иванович</text:p>
          </table:table-cell>
          <table:table-cell office:value-type="string">
            <text:p>+7 (916) 119350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71800517-6aaf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Евстифеев Владимир Андреевич</text:p>
          </table:table-cell>
          <table:table-cell office:value-type="string">
            <text:p>+7 (916) 525476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c1a46321-6b7a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Казанцев Игорь Викторович</text:p>
          </table:table-cell>
          <table:table-cell office:value-type="string">
            <text:p>+7 (985) 760088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f6da3427-6c43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Ковальчик Александр Семёнович</text:p>
          </table:table-cell>
          <table:table-cell office:value-type="string">
            <text:p>+7 (926) 8153314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1e9b2f60-6dfe-11e2-be68-e41f13beb1d2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Трусевич Станислав Юрьевич</text:p>
          </table:table-cell>
          <table:table-cell office:value-type="string">
            <text:p>+7 (906) 038535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86a228c5-6e10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Серганова Юлия Борисовна</text:p>
          </table:table-cell>
          <table:table-cell office:value-type="string">
            <text:p>+7 (916) 7404040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6bc05a27-6e9c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М-ПлюсСервис</text:p>
          </table:table-cell>
          <table:table-cell office:value-type="string">
            <text:p>+7 (926) 7473242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3fc9be64-711f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Котов Сергей Александрович</text:p>
          </table:table-cell>
          <table:table-cell office:value-type="string">
            <text:p>+7 (985) 3643664</text:p>
          </table:table-cell>
          <table:table-cell office:value-type="string">
            <text:p>Гриценко Андрей Николаевич</text:p>
          </table:table-cell>
          <table:table-cell office:value-type="string">
            <text:p>db950e8e-75e1-11e2-be68-e41f13beb1d2</text:p>
          </table:table-cell>
          <table:table-cell office:value-type="string">
            <text:p>0ad839ac-53a0-11e0-8f0e-001517ce2580</text:p>
          </table:table-cell>
          <table:table-cell table:number-columns-repeated="1018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Спевак Михаил Яковлевич</text:p>
          </table:table-cell>
          <table:table-cell office:value-type="string">
            <text:p>+7 (916) 6154585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2650a153-7696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Цыкунова Юлия Харисовна</text:p>
          </table:table-cell>
          <table:table-cell office:value-type="string">
            <text:p>+7 (925) 5073221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92600932-769d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Поляков Валентин Григорьевич</text:p>
          </table:table-cell>
          <table:table-cell office:value-type="string">
            <text:p>+7 (985) 9985208</text:p>
          </table:table-cell>
          <table:table-cell office:value-type="string">
            <text:p>Серебрякова Александра Дмитриевна</text:p>
          </table:table-cell>
          <table:table-cell office:value-type="string">
            <text:p>d5a731c4-76a9-11e2-be68-e41f13beb1d2</text:p>
          </table:table-cell>
          <table:table-cell office:value-type="string">
            <text:p>09f32b1e-a69e-11ec-8116-927e34350c10</text:p>
          </table:table-cell>
          <table:table-cell table:number-columns-repeated="1018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Коваленко Артур Анатольевич</text:p>
          </table:table-cell>
          <table:table-cell office:value-type="string">
            <text:p>+7 (910) 4340849</text:p>
          </table:table-cell>
          <table:table-cell office:value-type="string">
            <text:p>Струев Вячеслав Сергеевич</text:p>
          </table:table-cell>
          <table:table-cell office:value-type="string">
            <text:p>30305b64-c73a-11e1-bf64-e41f13beb1d2</text:p>
          </table:table-cell>
          <table:table-cell office:value-type="string">
            <text:p>3535ed24-594a-11e0-a958-bcaec504f712</text:p>
          </table:table-cell>
          <table:table-cell table:number-columns-repeated="1018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Бухарцев Юрий Александрович</text:p>
          </table:table-cell>
          <table:table-cell office:value-type="string">
            <text:p>+7 (985) 3643447</text:p>
          </table:table-cell>
          <table:table-cell office:value-type="string">
            <text:p>Горбунов Дмитрий Павлович</text:p>
          </table:table-cell>
          <table:table-cell office:value-type="string">
            <text:p>6e0a6503-c608-11e3-bf8a-e41f13beb1d2</text:p>
          </table:table-cell>
          <table:table-cell office:value-type="string">
            <text:p>9e9d21cf-0119-11e0-8623-001517ed50fc</text:p>
          </table:table-cell>
          <table:table-cell table:number-columns-repeated="1018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Савинова Елена Владимировна</text:p>
          </table:table-cell>
          <table:table-cell office:value-type="string">
            <text:p>+7 (905) 5555919</text:p>
          </table:table-cell>
          <table:table-cell office:value-type="string">
            <text:p>Меняело Андрей Александрович</text:p>
          </table:table-cell>
          <table:table-cell office:value-type="string">
            <text:p>cc3e2442-c6dd-11e3-bf8a-e41f13beb1d2</text:p>
          </table:table-cell>
          <table:table-cell office:value-type="string">
            <text:p>d716c90b-659b-11e4-80c4-005056b497c0</text:p>
          </table:table-cell>
          <table:table-cell table:number-columns-repeated="1018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1">21.03.2025</text:date>, <text:time>17:18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1T17:14:51.24</meta:creation-date>
    <meta:generator>OpenOffice/4.1.15$Win32 OpenOffice.org_project/4115m2$Build-9813</meta:generator>
    <dc:date>2025-03-21T17:18:50.67</dc:date>
    <meta:editing-duration>PT3M59S</meta:editing-duration>
    <meta:editing-cycles>1</meta:editing-cycles>
    <meta:document-statistic meta:table-count="3" meta:cell-count="3983" meta:object-count="0"/>
  </office:meta>
</office:document-meta>
</file>